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18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4.00pt" fo:font-weight="bold" fo:font-family="'Times New Roman'" style:font-family-asian="'Times New Roman'" style:font-family-complex="'Times New Roman'" fo:background-color="transparent" fo:color="#000000"/>
    </style:style>
    <style:style style:name="T2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3" style:family="text">
      <style:text-properties fo:font-size="12.00pt" fo:font-weight="normal" fo:font-family="'Times New Roman'" style:font-family-asian="'Times New Roman'" style:font-family-complex="'Times New Roman'" fo:background-color="#ffffff" fo:color="#202124"/>
    </style:style>
    <style:style style:name="T24" style:family="text">
      <style:text-properties fo:font-size="12.00pt" fo:font-weight="bold" fo:font-family="'Times New Roman'" style:font-family-asian="'Times New Roman'" style:font-family-complex="'Times New Roman'" fo:background-color="#ffffff" fo:color="#202124"/>
    </style:style>
    <style:style style:name="T2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1" style:family="text">
      <style:text-properties fo:font-size="12.00pt" fo:font-weight="normal" fo:font-family="'Times New Roman'" style:font-family-asian="'Times New Roman'" style:font-family-complex="'Times New Roman'" fo:background-color="#ffffff" fo:color="#202124"/>
    </style:style>
    <style:style style:name="T3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63" style:family="text">
      <style:text-properties fo:font-size="12.00pt" fo:font-weight="normal" fo:font-family="'Times New Roman'" style:font-family-asian="'Times New Roman'" style:font-family-complex="'Times New Roman'" fo:background-color="#ffffff" fo:color="#202124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0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0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0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0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0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0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1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1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1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1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15" style:family="text">
      <style:text-properties fo:font-size="12.00pt" fo:font-weight="normal" fo:font-family="'Times New Roman'" style:font-family-asian="'Times New Roman'" style:font-family-complex="'Times New Roman'" fo:background-color="#ffffff" fo:color="#202124"/>
    </style:style>
    <style:style style:name="T11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1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2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2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8" style:family="text">
      <style:text-properties fo:font-size="12.00pt" fo:font-weight="normal" fo:font-family="'Times New Roman'" style:font-family-asian="'Times New Roman'" style:font-family-complex="'Times New Roman'" fo:background-color="#ffffff" fo:color="#202124"/>
    </style:style>
    <style:style style:name="T12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3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3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3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3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3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3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3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4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4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4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4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4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4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5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5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5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5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5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5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5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5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5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7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7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7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7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7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7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7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8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8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8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8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8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8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9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9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9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9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1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1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1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1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1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1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2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2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2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2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2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2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2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2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3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3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3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3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3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3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3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3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3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4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4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4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4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4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4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4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5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5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5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5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5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5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5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5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5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5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6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6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6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6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6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6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6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6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7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7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7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3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4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4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44" style:family="text">
      <style:text-properties fo:font-size="12.00pt" fo:font-weight="normal" fo:font-family="'Segoe UI Symbol'" style:font-family-asian="'Segoe UI Symbol'" style:font-family-complex="'Segoe UI Symbol'" fo:background-color="transparent" fo:color="#000000"/>
    </style:style>
    <style:style style:name="T34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46" style:family="text">
      <style:text-properties fo:font-size="12.00pt" fo:font-weight="normal" fo:font-family="'Segoe UI Symbol'" style:font-family-asian="'Segoe UI Symbol'" style:font-family-complex="'Segoe UI Symbol'" fo:background-color="transparent" fo:color="#000000"/>
    </style:style>
    <style:style style:name="T34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50" style:family="text">
      <style:text-properties fo:font-size="12.00pt" fo:font-weight="normal" fo:font-family="'Segoe UI Symbol'" style:font-family-asian="'Segoe UI Symbol'" style:font-family-complex="'Segoe UI Symbol'" fo:background-color="transparent" fo:color="#000000"/>
    </style:style>
    <style:style style:name="T35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54" style:family="text">
      <style:text-properties fo:font-size="12.00pt" fo:font-weight="normal" fo:font-family="'Segoe UI Symbol'" style:font-family-asian="'Segoe UI Symbol'" style:font-family-complex="'Segoe UI Symbol'" fo:background-color="transparent" fo:color="#000000"/>
    </style:style>
    <style:style style:name="T35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56" style:family="text">
      <style:text-properties fo:font-size="12.00pt" fo:font-weight="normal" fo:font-family="'Segoe UI Symbol'" style:font-family-asian="'Segoe UI Symbol'" style:font-family-complex="'Segoe UI Symbol'" fo:background-color="transparent" fo:color="#000000"/>
    </style:style>
    <style:style style:name="T35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6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6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6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6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7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7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7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7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8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8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8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8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8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8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9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9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9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9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9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39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0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0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1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1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1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2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24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27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3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3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3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3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4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44" style:family="text">
      <style:text-properties fo:font-size="12.00pt" fo:font-weight="normal" fo:font-family="'Times New Roman'" style:font-family-asian="'Times New Roman'" style:font-family-complex="'Times New Roman'" fo:background-color="#ffffff" fo:color="#202124"/>
    </style:style>
    <style:style style:name="T4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447" style:family="text">
      <style:text-properties fo:font-size="12.00pt" fo:font-weight="normal" fo:font-family="'Times New Roman'" style:font-family-asian="'Times New Roman'" style:font-family-complex="'Times New Roman'" fo:background-color="#ffffff" fo:color="#202124"/>
    </style:style>
    <style:style style:name="T4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00.00%" fo:text-align="center" fo:margin-bottom="10.00pt"/>
    </style:style>
    <style:style style:name="P3" style:family="paragraph">
      <style:paragraph-properties fo:line-height="100.00%" fo:text-align="left">
        <style:tab-stops>
          <style:tab-stop style:position="461.90pt"/>
          <style:tab-stop style:position="3405.30pt"/>
        </style:tab-stops>
      </style:paragraph-properties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left">
        <style:tab-stops>
          <style:tab-stop style:position="461.90pt"/>
          <style:tab-stop style:position="3405.30pt"/>
        </style:tab-stops>
      </style:paragraph-properties>
    </style:style>
    <style:style style:name="P7" style:family="paragraph">
      <style:paragraph-properties fo:line-height="100.00%" fo:text-align="left">
        <style:tab-stops>
          <style:tab-stop style:position="461.90pt"/>
          <style:tab-stop style:position="3405.30pt"/>
        </style:tab-stops>
      </style:paragraph-properties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00.00%" fo:text-align="left">
        <style:tab-stops>
          <style:tab-stop style:position="461.90pt"/>
          <style:tab-stop style:position="3405.30pt"/>
        </style:tab-stops>
      </style:paragraph-properties>
    </style:style>
    <style:style style:name="P11" style:family="paragraph">
      <style:paragraph-properties fo:line-height="100.00%" fo:text-align="left" fo:margin-left="5.60pt" fo:text-indent="-5.60pt">
        <style:tab-stops>
          <style:tab-stop style:position="228.45pt"/>
          <style:tab-stop style:position="32890.90pt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5.60pt" fo:text-indent="-5.60pt">
        <style:tab-stops>
          <style:tab-stop style:position="228.45pt"/>
          <style:tab-stop style:position="32890.90pt"/>
        </style:tab-stops>
      </style:paragraph-properties>
    </style:style>
    <style:style style:name="P14" style:family="paragraph">
      <style:paragraph-properties fo:line-height="100.00%" fo:text-align="left" fo:margin-bottom="10.00pt"/>
    </style:style>
    <style:style style:name="P15" style:family="paragraph">
      <style:paragraph-properties fo:line-height="100.00%" fo:text-align="center" fo:margin-bottom="10.00pt"/>
    </style:style>
    <style:style style:name="P16" style:family="paragraph">
      <style:paragraph-properties fo:line-height="150.00%" fo:text-align="justify" fo:margin-bottom="10.00pt"/>
    </style:style>
    <style:style style:name="P17" style:family="paragraph">
      <style:paragraph-properties fo:line-height="150.00%" fo:text-align="justify" fo:margin-left="17.85pt" fo:text-indent="0.00pt" fo:margin-bottom="10.00pt"/>
    </style:style>
    <style:style style:name="P18" style:family="paragraph">
      <style:paragraph-properties fo:line-height="150.00%" fo:text-align="justify" fo:margin-left="0.00pt" fo:text-indent="36.00pt"/>
    </style:style>
    <style:style style:name="P19" style:family="paragraph">
      <style:paragraph-properties fo:line-height="150.00%" fo:text-align="justify" fo:margin-left="17.85pt" fo:text-indent="0.00pt"/>
    </style:style>
    <text:list-style style:name="L2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0" style:family="paragraph">
      <style:paragraph-properties fo:line-height="150.00%" fo:text-align="justify" fo:margin-left="-18.00pt" fo:text-indent="18.00pt"/>
    </style:style>
    <style:style style:name="P21" style:family="paragraph">
      <style:paragraph-properties fo:line-height="150.00%" fo:text-align="justify" fo:margin-left="-18.00pt" fo:text-indent="54.00pt"/>
    </style:style>
    <style:style style:name="P22" style:family="paragraph">
      <style:paragraph-properties fo:line-height="150.00%" fo:text-align="justify" fo:margin-left="-18.00pt" fo:text-indent="18.00pt"/>
    </style:style>
    <style:style style:name="P23" style:family="paragraph">
      <style:paragraph-properties fo:line-height="150.00%" fo:text-align="justify" fo:margin-left="-18.00pt" fo:text-indent="54.00pt"/>
    </style:style>
    <style:style style:name="P24" style:family="paragraph">
      <style:paragraph-properties fo:line-height="150.00%" fo:text-align="justify"/>
    </style:style>
    <style:style style:name="P25" style:family="paragraph">
      <style:paragraph-properties fo:line-height="150.00%" fo:text-align="justify" fo:margin-left="17.85pt" fo:text-indent="0.00pt"/>
    </style:style>
    <style:style style:name="P26" style:family="paragraph">
      <style:paragraph-properties fo:line-height="150.00%" fo:text-align="justify" fo:margin-left="0.00pt" fo:text-indent="36.00pt"/>
    </style:style>
    <style:style style:name="P27" style:family="paragraph">
      <style:paragraph-properties fo:line-height="150.00%" fo:text-align="justify"/>
    </style:style>
    <style:style style:name="P28" style:family="paragraph">
      <style:paragraph-properties fo:line-height="150.00%" fo:text-align="justify" fo:margin-left="17.85pt" fo:text-indent="0.00pt"/>
    </style:style>
    <style:style style:name="P29" style:family="paragraph">
      <style:paragraph-properties fo:line-height="150.00%" fo:text-align="justify" fo:margin-left="0.00pt" fo:text-indent="36.00pt"/>
    </style:style>
    <style:style style:name="P30" style:family="paragraph">
      <style:paragraph-properties fo:line-height="150.00%" fo:text-align="justify"/>
    </style:style>
    <style:style style:name="P31" style:family="paragraph">
      <style:paragraph-properties fo:line-height="150.00%" fo:text-align="justify" fo:margin-left="17.85pt" fo:text-indent="0.00pt"/>
    </style:style>
    <style:style style:name="P32" style:family="paragraph">
      <style:paragraph-properties fo:line-height="150.00%" fo:text-align="justify"/>
    </style:style>
    <style:style style:name="P33" style:family="paragraph">
      <style:paragraph-properties fo:line-height="150.00%" fo:text-align="justify" fo:margin-left="17.85pt" fo:text-indent="0.00pt"/>
    </style:style>
    <style:style style:name="P34" style:family="paragraph">
      <style:paragraph-properties fo:line-height="100.00%" fo:text-align="left" fo:margin-left="5.60pt" fo:text-indent="-5.60pt">
        <style:tab-stops>
          <style:tab-stop style:position="73.15pt"/>
          <style:tab-stop style:position="65658.90pt" style:leader-style="dotted"/>
          <style:tab-stop style:position="421116.05pt" style:type="right"/>
        </style:tab-stops>
      </style:paragraph-properties>
    </style:style>
    <style:style style:name="P35" style:family="paragraph">
      <style:paragraph-properties fo:line-height="150.00%" fo:text-align="center" fo:margin-top="25.00pt"/>
    </style:style>
    <style:style style:name="P36" style:family="paragraph">
      <style:paragraph-properties fo:line-height="150.00%" fo:text-align="center" fo:margin-top="15.00pt"/>
    </style:style>
    <style:style style:name="P37" style:family="paragraph">
      <style:paragraph-properties fo:line-height="100.00%" fo:text-align="left" fo:margin-left="5.60pt" fo:text-indent="-5.60pt">
        <style:tab-stops>
          <style:tab-stop style:position="73.15pt"/>
          <style:tab-stop style:position="65658.90pt" style:leader-style="dotted"/>
          <style:tab-stop style:position="421116.05pt" style:type="right"/>
        </style:tab-stops>
      </style:paragraph-properties>
    </style:style>
    <style:style style:name="P38" style:family="paragraph">
      <style:paragraph-properties fo:line-height="100.00%" fo:text-align="left" fo:margin-left="5.60pt" fo:text-indent="-5.60pt">
        <style:tab-stops>
          <style:tab-stop style:position="73.15pt"/>
          <style:tab-stop style:position="65658.90pt" style:leader-style="dotted"/>
          <style:tab-stop style:position="421116.05pt" style:type="right"/>
        </style:tab-stops>
      </style:paragraph-properties>
    </style:style>
    <style:style style:name="P39" style:family="paragraph">
      <style:paragraph-properties fo:line-height="150.00%" fo:text-align="left" fo:margin-bottom="10.00pt"/>
    </style:style>
    <style:style style:name="P40" style:family="paragraph">
      <style:paragraph-properties fo:line-height="150.00%" fo:text-align="center" fo:margin-top="20.00pt"/>
    </style:style>
    <style:style style:name="P41" style:family="paragraph">
      <style:paragraph-properties fo:line-height="150.00%" fo:text-align="center" fo:margin-bottom="10.00pt"/>
    </style:style>
    <style:style style:name="P42" style:family="paragraph">
      <style:paragraph-properties fo:line-height="150.00%" fo:text-align="center" fo:margin-bottom="15.00pt"/>
    </style:style>
    <style:style style:name="P43" style:family="paragraph">
      <style:paragraph-properties fo:line-height="150.00%" fo:text-align="center" fo:margin-bottom="10.00pt"/>
    </style:style>
    <style:style style:name="P44" style:family="paragraph">
      <style:paragraph-properties fo:line-height="100.00%" fo:text-align="left" fo:margin-left="5.60pt" fo:text-indent="-5.60pt">
        <style:tab-stops>
          <style:tab-stop style:position="73.15pt"/>
          <style:tab-stop style:position="65658.90pt" style:leader-style="dotted"/>
          <style:tab-stop style:position="421116.05pt" style:type="right"/>
        </style:tab-stops>
      </style:paragraph-properties>
    </style:style>
    <style:style style:name="P45" style:family="paragraph">
      <style:paragraph-properties fo:line-height="150.00%" fo:text-align="left" fo:margin-bottom="10.00pt"/>
    </style:style>
    <style:style style:name="P46" style:family="paragraph">
      <style:paragraph-properties fo:line-height="150.00%" fo:text-align="left" fo:margin-left="36.00pt" fo:text-indent="0.00pt" fo:margin-top="20.00pt"/>
    </style:style>
    <style:style style:name="P47" style:family="paragraph">
      <style:paragraph-properties fo:line-height="150.00%" fo:text-align="center" fo:margin-bottom="10.00pt"/>
    </style:style>
    <style:style style:name="P48" style:family="paragraph">
      <style:paragraph-properties fo:line-height="150.00%" fo:text-align="center" fo:margin-top="10.00pt" fo:margin-bottom="10.00pt"/>
    </style:style>
    <style:style style:name="P49" style:family="paragraph">
      <style:paragraph-properties fo:line-height="100.00%" fo:text-align="left" fo:margin-left="5.60pt" fo:text-indent="-5.60pt">
        <style:tab-stops>
          <style:tab-stop style:position="73.15pt"/>
          <style:tab-stop style:position="65658.90pt" style:leader-style="dotted"/>
          <style:tab-stop style:position="421116.05pt" style:type="right"/>
        </style:tab-stops>
      </style:paragraph-properties>
    </style:style>
    <style:style style:name="P50" style:family="paragraph">
      <style:paragraph-properties fo:line-height="150.00%" fo:text-align="center" fo:margin-top="25.00pt"/>
    </style:style>
    <style:style style:name="P51" style:family="paragraph">
      <style:paragraph-properties fo:line-height="150.00%" fo:text-align="center" fo:margin-top="18.00pt"/>
    </style:style>
    <style:style style:name="P52" style:family="paragraph">
      <style:paragraph-properties fo:line-height="150.00%" fo:text-align="center" fo:margin-top="7.00pt"/>
    </style:style>
    <style:style style:name="P53" style:family="paragraph">
      <style:paragraph-properties fo:line-height="100.00%" fo:text-align="left" fo:margin-left="5.60pt" fo:text-indent="-5.60pt">
        <style:tab-stops>
          <style:tab-stop style:position="73.15pt"/>
          <style:tab-stop style:position="65658.90pt" style:leader-style="dotted"/>
          <style:tab-stop style:position="421116.05pt" style:type="right"/>
        </style:tab-stops>
      </style:paragraph-properties>
    </style:style>
    <style:style style:name="P54" style:family="paragraph">
      <style:paragraph-properties fo:line-height="150.00%" fo:text-align="justify" fo:margin-left="36.00pt" fo:text-indent="0.00pt" fo:margin-bottom="10.00pt"/>
    </style:style>
    <style:style style:name="P55" style:family="paragraph">
      <style:paragraph-properties fo:line-height="150.00%" fo:text-align="justify"/>
    </style:style>
    <style:style style:name="P56" style:family="paragraph">
      <style:paragraph-properties fo:line-height="150.00%" fo:text-align="justify" fo:margin-left="17.85pt" fo:text-indent="0.00pt"/>
    </style:style>
    <style:style style:name="P57" style:family="paragraph">
      <style:paragraph-properties fo:line-height="150.00%" fo:text-align="justify" fo:margin-left="0.00pt" fo:text-indent="36.00pt"/>
    </style:style>
    <style:style style:name="P58" style:family="paragraph">
      <style:paragraph-properties fo:line-height="150.00%" fo:text-align="justify" fo:margin-left="17.85pt" fo:text-indent="0.00pt"/>
    </style:style>
    <style:style style:name="P59" style:family="paragraph">
      <style:paragraph-properties fo:line-height="150.00%" fo:text-align="justify" fo:margin-left="0.00pt" fo:text-indent="36.00pt"/>
    </style:style>
    <style:style style:name="P60" style:family="paragraph">
      <style:paragraph-properties fo:line-height="150.00%" fo:text-align="justify" fo:margin-left="17.85pt" fo:text-indent="0.00pt"/>
    </style:style>
    <style:style style:name="P61" style:family="paragraph">
      <style:paragraph-properties fo:line-height="150.00%" fo:text-align="justify" fo:margin-left="0.00pt" fo:text-indent="36.00pt"/>
    </style:style>
    <style:style style:name="P62" style:family="paragraph">
      <style:paragraph-properties fo:line-height="150.00%" fo:text-align="justify" fo:margin-left="17.85pt" fo:text-indent="0.00pt"/>
    </style:style>
    <style:style style:name="P63" style:family="paragraph">
      <style:paragraph-properties fo:line-height="150.00%" fo:text-align="justify" fo:margin-left="0.00pt" fo:text-indent="36.00pt"/>
    </style:style>
    <text:list-style style:name="L64">
      <text:list-level-style-bullet text:level="1" text:bullet-char="•">
        <style:list-level-properties text:space-before="17.85pt" text:min-label-width="18.00pt"/>
        <style:text-properties fo:font-family="Symbol"/>
      </text:list-level-style-bullet>
    </text:list-style>
    <style:style style:name="P64" style:family="paragraph">
      <style:paragraph-properties fo:line-height="150.00%" fo:text-align="justify" fo:margin-left="-35.85pt" fo:text-indent="35.85pt"/>
    </style:style>
    <style:style style:name="P65" style:family="paragraph">
      <style:paragraph-properties fo:line-height="150.00%" fo:text-align="justify"/>
    </style:style>
    <style:style style:name="P66" style:family="paragraph">
      <style:paragraph-properties fo:line-height="150.00%" fo:text-align="justify" fo:margin-left="17.85pt" fo:text-indent="0.00pt"/>
    </style:style>
    <style:style style:name="P67" style:family="paragraph">
      <style:paragraph-properties fo:line-height="150.00%" fo:text-align="justify"/>
    </style:style>
    <text:list-style style:name="L68">
      <text:list-level-style-bullet text:level="1" text:bullet-char="•">
        <style:list-level-properties text:space-before="17.85pt" text:min-label-width="18.00pt"/>
        <style:text-properties fo:font-family="Symbol"/>
      </text:list-level-style-bullet>
    </text:list-style>
    <style:style style:name="P68" style:family="paragraph">
      <style:paragraph-properties fo:line-height="150.00%" fo:text-align="justify" fo:margin-left="-35.85pt" fo:text-indent="35.85pt"/>
    </style:style>
    <style:style style:name="P69" style:family="paragraph">
      <style:paragraph-properties fo:line-height="150.00%" fo:text-align="justify"/>
    </style:style>
    <text:list-style style:name="L70">
      <text:list-level-style-bullet text:level="1" text:bullet-char="•">
        <style:list-level-properties text:space-before="17.85pt" text:min-label-width="18.00pt"/>
        <style:text-properties fo:font-family="Symbol"/>
      </text:list-level-style-bullet>
    </text:list-style>
    <style:style style:name="P70" style:family="paragraph">
      <style:paragraph-properties fo:line-height="150.00%" fo:text-align="justify" fo:margin-left="-35.85pt" fo:text-indent="35.85pt"/>
    </style:style>
    <style:style style:name="P71" style:family="paragraph">
      <style:paragraph-properties fo:line-height="150.00%" fo:text-align="justify"/>
    </style:style>
    <style:style style:name="P72" style:family="paragraph">
      <style:paragraph-properties fo:line-height="150.00%" fo:text-align="justify" fo:margin-left="17.85pt" fo:text-indent="0.00pt"/>
    </style:style>
    <style:style style:name="P73" style:family="paragraph">
      <style:paragraph-properties fo:line-height="150.00%" fo:text-align="justify"/>
    </style:style>
    <style:style style:name="P74" style:family="paragraph">
      <style:paragraph-properties fo:line-height="150.00%" fo:text-align="justify" fo:margin-left="17.85pt" fo:text-indent="0.00pt"/>
    </style:style>
    <style:style style:name="P75" style:family="paragraph">
      <style:paragraph-properties fo:line-height="150.00%" fo:text-align="justify"/>
    </style:style>
    <style:style style:name="P76" style:family="paragraph">
      <style:paragraph-properties fo:line-height="150.00%" fo:text-align="justify" fo:margin-left="17.85pt" fo:text-indent="0.00pt"/>
    </style:style>
    <style:style style:name="P77" style:family="paragraph">
      <style:paragraph-properties fo:line-height="150.00%" fo:text-align="justify"/>
    </style:style>
    <style:style style:name="P78" style:family="paragraph">
      <style:paragraph-properties fo:line-height="150.00%" fo:text-align="justify" fo:margin-left="17.85pt" fo:text-indent="0.00pt"/>
    </style:style>
    <style:style style:name="P79" style:family="paragraph">
      <style:paragraph-properties fo:line-height="150.00%" fo:text-align="justify"/>
    </style:style>
    <style:style style:name="P80" style:family="paragraph">
      <style:paragraph-properties fo:line-height="150.00%" fo:text-align="justify" fo:margin-left="17.85pt" fo:text-indent="0.00pt"/>
    </style:style>
    <style:style style:name="P81" style:family="paragraph">
      <style:paragraph-properties fo:line-height="100.00%" fo:text-align="left" fo:margin-left="5.60pt" fo:text-indent="-5.60pt">
        <style:tab-stops>
          <style:tab-stop style:position="52.20pt"/>
          <style:tab-stop style:position="3399.70pt"/>
          <style:tab-stop style:position="421116.05pt" style:type="right"/>
          <style:tab-stop style:position="-5.60pt"/>
          <style:tab-stop style:position="98.75pt"/>
        </style:tab-stops>
      </style:paragraph-properties>
    </style:style>
    <style:style style:name="P82" style:family="paragraph">
      <style:paragraph-properties fo:line-height="115.00%" fo:text-align="left" fo:margin-bottom="10.00pt"/>
    </style:style>
    <style:style style:name="P83" style:family="paragraph">
      <style:paragraph-properties fo:line-height="100.00%" fo:text-align="left" fo:margin-left="5.60pt" fo:text-indent="-5.60pt">
        <style:tab-stops>
          <style:tab-stop style:position="52.20pt"/>
          <style:tab-stop style:position="3399.70pt"/>
          <style:tab-stop style:position="421116.05pt" style:type="right"/>
          <style:tab-stop style:position="-5.60pt"/>
          <style:tab-stop style:position="98.75pt"/>
        </style:tab-stops>
      </style:paragraph-properties>
    </style:style>
    <style:style style:name="P84" style:family="paragraph">
      <style:paragraph-properties fo:line-height="100.00%" fo:text-align="left" fo:margin-left="5.60pt" fo:text-indent="-5.60pt">
        <style:tab-stops>
          <style:tab-stop style:position="52.20pt"/>
          <style:tab-stop style:position="3399.70pt"/>
          <style:tab-stop style:position="421116.05pt" style:type="right"/>
          <style:tab-stop style:position="808596.00pt" style:type="right"/>
          <style:tab-stop style:position="98.75pt"/>
        </style:tab-stops>
      </style:paragraph-properties>
    </style:style>
    <style:style style:name="P85" style:family="paragraph">
      <style:paragraph-properties fo:line-height="115.00%" fo:text-align="left" fo:margin-bottom="10.00pt"/>
    </style:style>
    <style:style style:name="P86" style:family="paragraph">
      <style:paragraph-properties fo:line-height="115.00%" fo:text-align="center" fo:margin-bottom="10.00pt"/>
    </style:style>
    <style:style style:name="P87" style:family="paragraph">
      <style:paragraph-properties fo:line-height="100.00%" fo:text-align="left" fo:margin-left="5.60pt" fo:text-indent="-5.60pt">
        <style:tab-stops>
          <style:tab-stop style:position="52.20pt"/>
          <style:tab-stop style:position="3399.70pt"/>
          <style:tab-stop style:position="421116.05pt" style:type="right"/>
          <style:tab-stop style:position="808596.00pt" style:type="right"/>
          <style:tab-stop style:position="98.75pt"/>
        </style:tab-stops>
      </style:paragraph-properties>
    </style:style>
    <style:style style:name="P88" style:family="paragraph">
      <style:paragraph-properties fo:line-height="115.00%" fo:text-align="left" fo:margin-bottom="10.00pt"/>
    </style:style>
    <style:style style:name="P89" style:family="paragraph">
      <style:paragraph-properties fo:line-height="115.00%" fo:text-align="justify" fo:margin-bottom="10.00pt"/>
    </style:style>
    <style:style style:name="P90" style:family="paragraph">
      <style:paragraph-properties fo:line-height="150.00%" fo:text-align="left"/>
    </style:style>
    <style:style style:name="P91" style:family="paragraph">
      <style:paragraph-properties fo:line-height="115.00%" fo:text-align="center" fo:margin-bottom="10.00pt"/>
    </style:style>
    <style:style style:name="P92" style:family="paragraph">
      <style:paragraph-properties fo:line-height="100.00%" fo:text-align="left" fo:margin-left="5.60pt" fo:text-indent="-5.60pt">
        <style:tab-stops>
          <style:tab-stop style:position="52.20pt"/>
          <style:tab-stop style:position="3399.70pt"/>
          <style:tab-stop style:position="421116.05pt" style:type="right"/>
          <style:tab-stop style:position="808596.00pt" style:type="right"/>
          <style:tab-stop style:position="98.75pt"/>
        </style:tab-stops>
      </style:paragraph-properties>
    </style:style>
    <style:style style:name="P93" style:family="paragraph">
      <style:paragraph-properties fo:line-height="115.00%" fo:text-align="left" fo:margin-bottom="10.00pt"/>
    </style:style>
    <style:style style:name="P94" style:family="paragraph">
      <style:paragraph-properties fo:line-height="115.00%" fo:text-align="justify" fo:margin-bottom="10.00pt"/>
    </style:style>
    <style:style style:name="P95" style:family="paragraph">
      <style:paragraph-properties fo:line-height="115.00%" fo:text-align="center" fo:margin-bottom="10.00pt"/>
    </style:style>
    <style:style style:name="P96" style:family="paragraph">
      <style:paragraph-properties fo:line-height="100.00%" fo:text-align="left" fo:margin-left="5.60pt" fo:text-indent="-5.60pt">
        <style:tab-stops>
          <style:tab-stop style:position="52.20pt"/>
          <style:tab-stop style:position="3399.70pt"/>
          <style:tab-stop style:position="421116.05pt" style:type="right"/>
          <style:tab-stop style:position="808596.00pt" style:type="right"/>
          <style:tab-stop style:position="98.75pt"/>
        </style:tab-stops>
      </style:paragraph-properties>
    </style:style>
    <style:style style:name="P97" style:family="paragraph">
      <style:paragraph-properties fo:line-height="115.00%" fo:text-align="left" fo:margin-bottom="10.00pt"/>
    </style:style>
    <style:style style:name="P98" style:family="paragraph">
      <style:paragraph-properties fo:line-height="115.00%" fo:text-align="justify" fo:margin-bottom="10.00pt"/>
    </style:style>
    <style:style style:name="P99" style:family="paragraph">
      <style:paragraph-properties fo:line-height="115.00%" fo:text-align="center" fo:margin-bottom="10.00pt"/>
    </style:style>
    <style:style style:name="P100" style:family="paragraph">
      <style:paragraph-properties fo:line-height="100.00%" fo:text-align="left" fo:margin-left="5.60pt" fo:text-indent="-5.60pt">
        <style:tab-stops>
          <style:tab-stop style:position="52.20pt"/>
          <style:tab-stop style:position="3399.70pt"/>
          <style:tab-stop style:position="421116.05pt" style:type="right"/>
          <style:tab-stop style:position="808596.00pt" style:type="right"/>
          <style:tab-stop style:position="98.75pt"/>
        </style:tab-stops>
      </style:paragraph-properties>
    </style:style>
    <style:style style:name="P101" style:family="paragraph">
      <style:paragraph-properties fo:line-height="115.00%" fo:text-align="left" fo:margin-bottom="10.00pt"/>
    </style:style>
    <style:style style:name="P102" style:family="paragraph">
      <style:paragraph-properties fo:line-height="115.00%" fo:text-align="justify" fo:margin-bottom="10.00pt"/>
    </style:style>
    <style:style style:name="P103" style:family="paragraph">
      <style:paragraph-properties fo:line-height="115.00%" fo:text-align="center" fo:margin-bottom="10.00pt"/>
    </style:style>
    <style:style style:name="P104" style:family="paragraph">
      <style:paragraph-properties fo:line-height="100.00%" fo:text-align="left" fo:margin-left="5.60pt" fo:text-indent="-5.60pt">
        <style:tab-stops>
          <style:tab-stop style:position="52.20pt"/>
          <style:tab-stop style:position="3399.70pt"/>
          <style:tab-stop style:position="421116.05pt" style:type="right"/>
          <style:tab-stop style:position="808596.00pt" style:type="right"/>
          <style:tab-stop style:position="98.75pt"/>
        </style:tab-stops>
      </style:paragraph-properties>
    </style:style>
    <style:style style:name="P105" style:family="paragraph">
      <style:paragraph-properties fo:line-height="150.00%" fo:text-align="justify"/>
    </style:style>
    <style:style style:name="P106" style:family="paragraph">
      <style:paragraph-properties fo:line-height="150.00%" fo:text-align="justify" fo:margin-left="18.00pt" fo:text-indent="0.00pt"/>
    </style:style>
    <style:style style:name="P107" style:family="paragraph">
      <style:paragraph-properties fo:line-height="150.00%" fo:text-align="justify"/>
    </style:style>
    <style:style style:name="P108" style:family="paragraph">
      <style:paragraph-properties fo:line-height="150.00%" fo:text-align="justify" fo:margin-left="0.00pt" fo:text-indent="36.00pt"/>
    </style:style>
    <style:style style:name="P109" style:family="paragraph">
      <style:paragraph-properties fo:line-height="150.00%" fo:text-align="justify"/>
    </style:style>
    <style:style style:name="P110" style:family="paragraph">
      <style:paragraph-properties fo:line-height="150.00%" fo:text-align="justify" fo:margin-left="0.00pt" fo:text-indent="36.00pt"/>
    </style:style>
    <style:style style:name="P111" style:family="paragraph">
      <style:paragraph-properties fo:line-height="150.00%" fo:text-align="justify"/>
    </style:style>
    <style:style style:name="P112" style:family="paragraph">
      <style:paragraph-properties fo:line-height="150.00%" fo:text-align="justify" fo:margin-left="0.00pt" fo:text-indent="36.00pt"/>
    </style:style>
    <style:style style:name="P113" style:family="paragraph">
      <style:paragraph-properties fo:line-height="150.00%" fo:text-align="justify"/>
    </style:style>
    <style:style style:name="P114" style:family="paragraph">
      <style:paragraph-properties fo:line-height="100.00%" fo:text-align="left" fo:margin-left="5.40pt" fo:text-indent="-5.40pt">
        <style:tab-stops>
          <style:tab-stop style:position="472.75pt"/>
        </style:tab-stops>
      </style:paragraph-properties>
    </style:style>
    <style:style style:name="P115" style:family="paragraph">
      <style:paragraph-properties fo:line-height="115.00%" fo:text-align="justify"/>
    </style:style>
    <style:style style:name="P116" style:family="paragraph">
      <style:paragraph-properties fo:line-height="100.00%" fo:text-align="left" fo:margin-left="5.40pt" fo:text-indent="-5.40pt">
        <style:tab-stops>
          <style:tab-stop style:position="472.75pt"/>
        </style:tab-stops>
      </style:paragraph-properties>
    </style:style>
    <style:style style:name="P117" style:family="paragraph">
      <style:paragraph-properties fo:line-height="100.00%" fo:text-align="left" fo:margin-left="5.40pt" fo:text-indent="-5.40pt">
        <style:tab-stops>
          <style:tab-stop style:position="472.75pt"/>
        </style:tab-stops>
      </style:paragraph-properties>
    </style:style>
    <style:style style:name="P118" style:family="paragraph">
      <style:paragraph-properties fo:line-height="115.00%" fo:text-align="justify"/>
    </style:style>
    <style:style style:name="P119" style:family="paragraph">
      <style:paragraph-properties fo:line-height="100.00%" fo:text-align="left" fo:margin-left="5.40pt" fo:text-indent="-5.40pt">
        <style:tab-stops>
          <style:tab-stop style:position="472.75pt"/>
        </style:tab-stops>
      </style:paragraph-properties>
    </style:style>
    <style:style style:name="P120" style:family="paragraph">
      <style:paragraph-properties fo:line-height="115.00%" fo:text-align="justify"/>
    </style:style>
    <style:style style:name="P121" style:family="paragraph">
      <style:paragraph-properties fo:line-height="100.00%" fo:text-align="left" fo:margin-left="5.40pt" fo:text-indent="-5.40pt">
        <style:tab-stops>
          <style:tab-stop style:position="472.75pt"/>
        </style:tab-stops>
      </style:paragraph-properties>
    </style:style>
    <style:style style:name="P122" style:family="paragraph">
      <style:paragraph-properties fo:line-height="115.00%" fo:text-align="justify"/>
    </style:style>
    <style:style style:name="P123" style:family="paragraph">
      <style:paragraph-properties fo:line-height="100.00%" fo:text-align="left" fo:margin-left="5.40pt" fo:text-indent="-5.40pt">
        <style:tab-stops>
          <style:tab-stop style:position="472.75pt"/>
        </style:tab-stops>
      </style:paragraph-properties>
    </style:style>
    <style:style style:name="P124" style:family="paragraph">
      <style:paragraph-properties fo:line-height="115.00%" fo:text-align="justify"/>
    </style:style>
    <style:style style:name="P125" style:family="paragraph">
      <style:paragraph-properties fo:line-height="100.00%" fo:text-align="left" fo:margin-left="5.40pt" fo:text-indent="-5.40pt">
        <style:tab-stops>
          <style:tab-stop style:position="472.75pt"/>
        </style:tab-stops>
      </style:paragraph-properties>
    </style:style>
    <style:style style:name="P126" style:family="paragraph">
      <style:paragraph-properties fo:line-height="115.00%" fo:text-align="justify"/>
    </style:style>
    <style:style style:name="P127" style:family="paragraph">
      <style:paragraph-properties fo:line-height="100.00%" fo:text-align="left" fo:margin-left="5.40pt" fo:text-indent="-5.40pt">
        <style:tab-stops>
          <style:tab-stop style:position="472.75pt"/>
        </style:tab-stops>
      </style:paragraph-properties>
    </style:style>
    <style:style style:name="P128" style:family="paragraph">
      <style:paragraph-properties fo:line-height="115.00%" fo:text-align="justify"/>
    </style:style>
    <style:style style:name="P129" style:family="paragraph">
      <style:paragraph-properties fo:line-height="100.00%" fo:text-align="left" fo:margin-left="5.40pt" fo:text-indent="-5.40pt">
        <style:tab-stops>
          <style:tab-stop style:position="472.75pt"/>
        </style:tab-stops>
      </style:paragraph-properties>
    </style:style>
    <style:style style:name="P130" style:family="paragraph">
      <style:paragraph-properties fo:line-height="150.00%" fo:text-align="justify"/>
    </style:style>
    <style:style style:name="P131" style:family="paragraph">
      <style:paragraph-properties fo:line-height="100.00%" fo:text-align="left" fo:margin-left="5.40pt" fo:text-indent="-5.40pt">
        <style:tab-stops>
          <style:tab-stop style:position="474.25pt"/>
        </style:tab-stops>
      </style:paragraph-properties>
    </style:style>
    <style:style style:name="P132" style:family="paragraph">
      <style:paragraph-properties fo:line-height="115.00%" fo:text-align="justify"/>
    </style:style>
    <style:style style:name="P133" style:family="paragraph">
      <style:paragraph-properties fo:line-height="100.00%" fo:text-align="left" fo:margin-left="5.40pt" fo:text-indent="-5.40pt">
        <style:tab-stops>
          <style:tab-stop style:position="474.25pt"/>
        </style:tab-stops>
      </style:paragraph-properties>
    </style:style>
    <style:style style:name="P134" style:family="paragraph">
      <style:paragraph-properties fo:line-height="100.00%" fo:text-align="left" fo:margin-left="5.40pt" fo:text-indent="-5.40pt">
        <style:tab-stops>
          <style:tab-stop style:position="474.25pt"/>
        </style:tab-stops>
      </style:paragraph-properties>
    </style:style>
    <style:style style:name="P135" style:family="paragraph">
      <style:paragraph-properties fo:line-height="115.00%" fo:text-align="justify"/>
    </style:style>
    <style:style style:name="P136" style:family="paragraph">
      <style:paragraph-properties fo:line-height="100.00%" fo:text-align="left" fo:margin-left="5.40pt" fo:text-indent="-5.40pt">
        <style:tab-stops>
          <style:tab-stop style:position="474.25pt"/>
        </style:tab-stops>
      </style:paragraph-properties>
    </style:style>
    <style:style style:name="P137" style:family="paragraph">
      <style:paragraph-properties fo:line-height="115.00%" fo:text-align="justify"/>
    </style:style>
    <style:style style:name="P138" style:family="paragraph">
      <style:paragraph-properties fo:line-height="100.00%" fo:text-align="left" fo:margin-left="5.40pt" fo:text-indent="-5.40pt">
        <style:tab-stops>
          <style:tab-stop style:position="474.25pt"/>
        </style:tab-stops>
      </style:paragraph-properties>
    </style:style>
    <style:style style:name="P139" style:family="paragraph">
      <style:paragraph-properties fo:line-height="115.00%" fo:text-align="justify"/>
    </style:style>
    <style:style style:name="P140" style:family="paragraph">
      <style:paragraph-properties fo:line-height="100.00%" fo:text-align="left" fo:margin-left="5.40pt" fo:text-indent="-5.40pt">
        <style:tab-stops>
          <style:tab-stop style:position="474.25pt"/>
        </style:tab-stops>
      </style:paragraph-properties>
    </style:style>
    <style:style style:name="P141" style:family="paragraph">
      <style:paragraph-properties fo:line-height="115.00%" fo:text-align="justify"/>
    </style:style>
    <text:list-style style:name="L142">
      <text:list-level-style-bullet text:level="1" text:bullet-char="•">
        <style:list-level-properties text:space-before="17.85pt" text:min-label-width="18.00pt"/>
        <style:text-properties fo:font-family="Symbol"/>
      </text:list-level-style-bullet>
    </text:list-style>
    <style:style style:name="P142" style:family="paragraph">
      <style:paragraph-properties fo:line-height="150.00%" fo:text-align="justify" fo:margin-left="-35.85pt" fo:text-indent="35.85pt"/>
    </style:style>
    <style:style style:name="P143" style:family="paragraph">
      <style:paragraph-properties fo:line-height="100.00%" fo:text-align="left" fo:margin-left="5.40pt" fo:text-indent="-5.40pt">
        <style:tab-stops>
          <style:tab-stop style:position="474.25pt"/>
        </style:tab-stops>
      </style:paragraph-properties>
    </style:style>
    <style:style style:name="P144" style:family="paragraph">
      <style:paragraph-properties fo:line-height="150.00%" fo:text-align="justify"/>
    </style:style>
    <style:style style:name="P145" style:family="paragraph">
      <style:paragraph-properties fo:line-height="100.00%" fo:text-align="left" fo:margin-left="5.40pt" fo:text-indent="-5.40pt">
        <style:tab-stops>
          <style:tab-stop style:position="474.25pt"/>
        </style:tab-stops>
      </style:paragraph-properties>
    </style:style>
    <style:style style:name="P146" style:family="paragraph">
      <style:paragraph-properties fo:line-height="115.00%" fo:text-align="justify"/>
    </style:style>
    <style:style style:name="P147" style:family="paragraph">
      <style:paragraph-properties fo:line-height="100.00%" fo:text-align="left" fo:margin-left="5.40pt" fo:text-indent="-5.40pt">
        <style:tab-stops>
          <style:tab-stop style:position="474.25pt"/>
        </style:tab-stops>
      </style:paragraph-properties>
    </style:style>
    <style:style style:name="P148" style:family="paragraph">
      <style:paragraph-properties fo:line-height="100.00%" fo:text-align="left" fo:margin-left="5.40pt" fo:text-indent="-5.40pt">
        <style:tab-stops>
          <style:tab-stop style:position="474.25pt"/>
        </style:tab-stops>
      </style:paragraph-properties>
    </style:style>
    <style:style style:name="P149" style:family="paragraph">
      <style:paragraph-properties fo:line-height="115.00%" fo:text-align="justify"/>
    </style:style>
    <style:style style:name="P150" style:family="paragraph">
      <style:paragraph-properties fo:line-height="100.00%" fo:text-align="left" fo:margin-left="5.40pt" fo:text-indent="-5.40pt">
        <style:tab-stops>
          <style:tab-stop style:position="474.25pt"/>
        </style:tab-stops>
      </style:paragraph-properties>
    </style:style>
    <style:style style:name="P151" style:family="paragraph">
      <style:paragraph-properties fo:line-height="115.00%" fo:text-align="justify"/>
    </style:style>
    <style:style style:name="P152" style:family="paragraph">
      <style:paragraph-properties fo:line-height="100.00%" fo:text-align="left" fo:margin-left="5.40pt" fo:text-indent="-5.40pt">
        <style:tab-stops>
          <style:tab-stop style:position="474.25pt"/>
        </style:tab-stops>
      </style:paragraph-properties>
    </style:style>
    <style:style style:name="P153" style:family="paragraph">
      <style:paragraph-properties fo:line-height="115.00%" fo:text-align="justify"/>
    </style:style>
    <style:style style:name="P154" style:family="paragraph">
      <style:paragraph-properties fo:line-height="100.00%" fo:text-align="left" fo:margin-left="5.40pt" fo:text-indent="-5.40pt">
        <style:tab-stops>
          <style:tab-stop style:position="474.25pt"/>
        </style:tab-stops>
      </style:paragraph-properties>
    </style:style>
    <style:style style:name="P155" style:family="paragraph">
      <style:paragraph-properties fo:line-height="115.00%" fo:text-align="justify"/>
    </style:style>
    <text:list-style style:name="L156">
      <text:list-level-style-bullet text:level="1" text:bullet-char="•">
        <style:list-level-properties text:space-before="17.85pt" text:min-label-width="18.00pt"/>
        <style:text-properties fo:font-family="Symbol"/>
      </text:list-level-style-bullet>
    </text:list-style>
    <style:style style:name="P156" style:family="paragraph">
      <style:paragraph-properties fo:line-height="150.00%" fo:text-align="justify" fo:margin-left="-35.85pt" fo:text-indent="35.85pt"/>
    </style:style>
    <style:style style:name="P157" style:family="paragraph">
      <style:paragraph-properties fo:line-height="100.00%" fo:text-align="left" fo:margin-left="5.40pt" fo:text-indent="-5.40pt">
        <style:tab-stops>
          <style:tab-stop style:position="474.25pt"/>
        </style:tab-stops>
      </style:paragraph-properties>
    </style:style>
    <style:style style:name="P158" style:family="paragraph">
      <style:paragraph-properties fo:line-height="150.00%" fo:text-align="justify"/>
    </style:style>
    <text:list-style style:name="L15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59" style:family="paragraph">
      <style:paragraph-properties fo:line-height="150.00%" fo:text-align="justify"/>
    </style:style>
    <style:style style:name="P160" style:family="paragraph">
      <style:paragraph-properties fo:line-height="150.00%" fo:text-align="justify" fo:margin-left="0.00pt" fo:text-indent="36.00pt"/>
    </style:style>
    <style:style style:name="P161" style:family="paragraph">
      <style:paragraph-properties fo:line-height="150.00%" fo:text-align="justify"/>
    </style:style>
    <style:style style:name="TableColumn0100" style:family="table-column">
      <style:table-column-properties style:column-width="3.250694in"/>
    </style:style>
    <style:style style:name="TableColumn0101" style:family="table-column">
      <style:table-column-properties style:column-width="3.164583in"/>
    </style:style>
    <style:style style:name="TableColumn0102" style:family="table-column">
      <style:table-column-properties style:column-width="0.201389in"/>
    </style:style>
    <style:style style:name="Table01" style:family="table">
      <style:table-properties style:width="6.616667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a" fo:border-left="0.006944in solid #00000a" fo:border-right="0.000694in solid #000000" fo:border-bottom="0.006944in solid #00000a" fo:vertical-align="top" fo:background-color="#ffffff"/>
    </style:style>
    <style:style style:name="TableCell0100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10002" style:family="table-cell">
      <style:table-cell-properties fo:border-top="0.006944in solid #00000a" fo:border-left="0.000694in solid #000000" fo:border-right="0.006944in solid #00000a" fo:border-bottom="0.006944in solid #00000a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a" fo:border-left="0.006944in solid #00000a" fo:border-right="0.000694in solid #000000" fo:border-bottom="0.006944in solid #00000a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vertical-align="top" fo:background-color="# 0 0 0"/>
    </style:style>
    <style:style style:name="TableCell010102" style:family="table-cell">
      <style:table-cell-properties fo:border-top="0.006944in solid #00000a" fo:border-left="0.000694in solid #000000" fo:border-right="0.006944in solid #00000a" fo:border-bottom="0.006944in solid #00000a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6944in solid #00000a" fo:border-left="0.006944in solid #00000a" fo:border-right="0.006944in solid #00000a" fo:border-bottom="0.006944in solid #00000a" fo:padding-left="0.077778in" fo:padding-right="0.077778in" fo:vertical-align="top" fo:background-color="#ffffff"/>
    </style:style>
    <style:style style:name="TableCell010201" style:family="table-cell">
      <style:table-cell-properties fo:border-top="0.006944in solid #00000a" fo:border-left="0.006944in solid #00000a" fo:border-right="0.006944in solid #00000a" fo:border-bottom="0.006944in solid #00000a" fo:padding-left="0.077778in" fo:padding-right="0.077778in" fo:vertical-align="top" fo:background-color="#ffffff"/>
    </style:style>
    <style:style style:name="TableCell010202" style:family="table-cell">
      <style:table-cell-properties fo:border-top="0.000000in solid #000000" fo:border-left="0.000000in solid #000000" fo:border-right="0.000000in solid #000000" fo:border-bottom="0.000000in solid #000000" fo:padding-left="0.077778in" fo:padding-right="0.077778in" fo:vertical-align="top" fo:background-color="# 0 0 0"/>
    </style:style>
    <style:style style:name="TableColumn0200" style:family="table-column">
      <style:table-column-properties style:column-width="1.093750in"/>
    </style:style>
    <style:style style:name="TableColumn0201" style:family="table-column">
      <style:table-column-properties style:column-width="3.072917in"/>
    </style:style>
    <style:style style:name="TableColumn0202" style:family="table-column">
      <style:table-column-properties style:column-width="2.416667in"/>
    </style:style>
    <style:style style:name="Table02" style:family="table">
      <style:table-properties style:width="6.583333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6944in solid #000000" fo:border-left="0.006944in solid #000000" fo:border-right="0.013889in solid #000000" fo:border-bottom="0.013889in solid #000000" fo:padding-left="0.077778in" fo:padding-right="0.077778in" fo:vertical-align="top" fo:background-color="#ffffff"/>
    </style:style>
    <style:style style:name="TableCell020001" style:family="table-cell">
      <style:table-cell-properties fo:border-top="0.006944in solid #000000" fo:border-left="0.013889in solid #000000" fo:border-right="0.013889in solid #000000" fo:border-bottom="0.013889in solid #000000" fo:padding-left="0.077778in" fo:padding-right="0.077778in" fo:vertical-align="top" fo:background-color="#ffffff"/>
    </style:style>
    <style:style style:name="TableCell020002" style:family="table-cell">
      <style:table-cell-properties fo:border-top="0.006944in solid #000000" fo:border-left="0.013889in solid #000000" fo:border-right="0.006944in solid #000000" fo:border-bottom="0.013889in solid #000000" fo:padding-left="0.077778in" fo:padding-right="0.077778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6944in solid #000000" fo:border-left="0.006944in solid #000000" fo:border-right="0.013889in solid #000000" fo:border-bottom="0.013889in solid #000000" fo:padding-left="0.077778in" fo:padding-right="0.077778in" fo:vertical-align="top" fo:background-color="#ffffff"/>
    </style:style>
    <style:style style:name="TableCell020101" style:family="table-cell">
      <style:table-cell-properties fo:border-top="0.006944in solid #000000" fo:border-left="0.013889in solid #000000" fo:border-right="0.013889in solid #000000" fo:border-bottom="0.013889in solid #000000" fo:padding-left="0.077778in" fo:padding-right="0.077778in" fo:vertical-align="top" fo:background-color="#ffffff"/>
    </style:style>
    <style:style style:name="TableCell020102" style:family="table-cell">
      <style:table-cell-properties fo:border-top="0.006944in solid #000000" fo:border-left="0.013889in solid #000000" fo:border-right="0.006944in solid #000000" fo:border-bottom="0.013889in solid #000000" fo:padding-left="0.077778in" fo:padding-right="0.077778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6944in solid #000000" fo:border-left="0.006944in solid #000000" fo:border-right="0.013889in solid #000000" fo:border-bottom="0.013889in solid #000000" fo:padding-left="0.077778in" fo:padding-right="0.077778in" fo:vertical-align="top" fo:background-color="#ffffff"/>
    </style:style>
    <style:style style:name="TableCell020201" style:family="table-cell">
      <style:table-cell-properties fo:border-top="0.006944in solid #000000" fo:border-left="0.013889in solid #000000" fo:border-right="0.013889in solid #000000" fo:border-bottom="0.013889in solid #000000" fo:padding-left="0.077778in" fo:padding-right="0.077778in" fo:vertical-align="top" fo:background-color="#ffffff"/>
    </style:style>
    <style:style style:name="TableCell020202" style:family="table-cell">
      <style:table-cell-properties fo:border-top="0.006944in solid #000000" fo:border-left="0.013889in solid #000000" fo:border-right="0.006944in solid #000000" fo:border-bottom="0.013889in solid #000000" fo:padding-left="0.077778in" fo:padding-right="0.077778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6944in solid #000000" fo:border-left="0.006944in solid #000000" fo:border-right="0.013889in solid #000000" fo:border-bottom="0.013889in solid #000000" fo:padding-left="0.077778in" fo:padding-right="0.077778in" fo:vertical-align="top" fo:background-color="#ffffff"/>
    </style:style>
    <style:style style:name="TableCell020301" style:family="table-cell">
      <style:table-cell-properties fo:border-top="0.006944in solid #000000" fo:border-left="0.013889in solid #000000" fo:border-right="0.013889in solid #000000" fo:border-bottom="0.013889in solid #000000" fo:padding-left="0.077778in" fo:padding-right="0.077778in" fo:vertical-align="top" fo:background-color="#ffffff"/>
    </style:style>
    <style:style style:name="TableCell020302" style:family="table-cell">
      <style:table-cell-properties fo:border-top="0.006944in solid #000000" fo:border-left="0.013889in solid #000000" fo:border-right="0.006944in solid #000000" fo:border-bottom="0.013889in solid #000000" fo:padding-left="0.077778in" fo:padding-right="0.077778in" fo:vertical-align="top" fo:background-color="#ffffff"/>
    </style:style>
    <style:style style:name="TableColumn0300" style:family="table-column">
      <style:table-column-properties style:column-width="0.802778in"/>
    </style:style>
    <style:style style:name="TableColumn0301" style:family="table-column">
      <style:table-column-properties style:column-width="1.449306in"/>
    </style:style>
    <style:style style:name="TableColumn0302" style:family="table-column">
      <style:table-column-properties style:column-width="1.447222in"/>
    </style:style>
    <style:style style:name="TableColumn0303" style:family="table-column">
      <style:table-column-properties style:column-width="1.449306in"/>
    </style:style>
    <style:style style:name="TableColumn0304" style:family="table-column">
      <style:table-column-properties style:column-width="1.450694in"/>
    </style:style>
    <style:style style:name="Table03" style:family="table">
      <style:table-properties style:width="6.599306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6944in solid #000000" fo:border-left="0.006944in solid #000000" fo:border-right="0.000694in solid #000000" fo:border-bottom="0.006944in solid #000000" fo:padding-left="0.077778in" fo:padding-right="0.077778in" fo:vertical-align="top" fo:background-color="#ffffff"/>
    </style:style>
    <style:style style:name="TableCell030001" style:family="table-cell">
      <style:table-cell-properties fo:border-top="0.006944in solid #000000" fo:border-left="0.006944in solid #000000" fo:border-right="0.000694in solid #000000" fo:border-bottom="0.006944in solid #000000" fo:padding-left="0.077778in" fo:padding-right="0.077778in" fo:vertical-align="top" fo:background-color="#ffffff"/>
    </style:style>
    <style:style style:name="TableCell030002" style:family="table-cell">
      <style:table-cell-properties fo:border-top="0.006944in solid #000000" fo:border-left="0.006944in solid #000000" fo:border-right="0.000694in solid #000000" fo:border-bottom="0.006944in solid #000000" fo:padding-left="0.077778in" fo:padding-right="0.077778in" fo:vertical-align="top" fo:background-color="#ffffff"/>
    </style:style>
    <style:style style:name="TableCell030003" style:family="table-cell">
      <style:table-cell-properties fo:border-top="0.006944in solid #000000" fo:border-left="0.006944in solid #000000" fo:border-right="0.000694in solid #000000" fo:border-bottom="0.006944in solid #000000" fo:padding-left="0.077778in" fo:padding-right="0.077778in" fo:vertical-align="top" fo:background-color="#ffffff"/>
    </style:style>
    <style:style style:name="TableCell030004" style:family="table-cell">
      <style:table-cell-properties fo:border-top="0.006944in solid #000000" fo:border-left="0.006944in solid #000000" fo:border-right="0.006944in solid #000000" fo:border-bottom="0.006944in solid #000000" fo:padding-left="0.077778in" fo:padding-right="0.077778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6944in solid #000000" fo:border-left="0.006944in solid #000000" fo:border-right="0.000694in solid #000000" fo:border-bottom="0.006944in solid #000000" fo:padding-left="0.077778in" fo:padding-right="0.077778in" fo:vertical-align="top" fo:background-color="#ffffff"/>
    </style:style>
    <style:style style:name="TableCell030101" style:family="table-cell">
      <style:table-cell-properties fo:border-top="0.006944in solid #000000" fo:border-left="0.006944in solid #000000" fo:border-right="0.000694in solid #000000" fo:border-bottom="0.006944in solid #000000" fo:padding-left="0.077778in" fo:padding-right="0.077778in" fo:vertical-align="top" fo:background-color="#ffffff"/>
    </style:style>
    <style:style style:name="TableCell030102" style:family="table-cell">
      <style:table-cell-properties fo:border-top="0.006944in solid #000000" fo:border-left="0.006944in solid #000000" fo:border-right="0.000694in solid #000000" fo:border-bottom="0.006944in solid #000000" fo:padding-left="0.077778in" fo:padding-right="0.077778in" fo:vertical-align="top" fo:background-color="#ffffff"/>
    </style:style>
    <style:style style:name="TableCell030103" style:family="table-cell">
      <style:table-cell-properties fo:border-top="0.006944in solid #000000" fo:border-left="0.006944in solid #000000" fo:border-right="0.000694in solid #000000" fo:border-bottom="0.006944in solid #000000" fo:padding-left="0.077778in" fo:padding-right="0.077778in" fo:vertical-align="top" fo:background-color="#ffffff"/>
    </style:style>
    <style:style style:name="TableCell030104" style:family="table-cell">
      <style:table-cell-properties fo:border-top="0.006944in solid #000000" fo:border-left="0.006944in solid #000000" fo:border-right="0.006944in solid #000000" fo:border-bottom="0.006944in solid #000000" fo:padding-left="0.077778in" fo:padding-right="0.077778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6944in solid #000000" fo:border-left="0.006944in solid #000000" fo:border-right="0.000694in solid #000000" fo:border-bottom="0.006944in solid #000000" fo:padding-left="0.077778in" fo:padding-right="0.077778in" fo:vertical-align="top" fo:background-color="#ffffff"/>
    </style:style>
    <style:style style:name="TableCell030201" style:family="table-cell">
      <style:table-cell-properties fo:border-top="0.006944in solid #000000" fo:border-left="0.006944in solid #000000" fo:border-right="0.000694in solid #000000" fo:border-bottom="0.006944in solid #000000" fo:padding-left="0.077778in" fo:padding-right="0.077778in" fo:vertical-align="top" fo:background-color="#ffffff"/>
    </style:style>
    <style:style style:name="TableCell030202" style:family="table-cell">
      <style:table-cell-properties fo:border-top="0.006944in solid #000000" fo:border-left="0.006944in solid #000000" fo:border-right="0.000694in solid #000000" fo:border-bottom="0.006944in solid #000000" fo:padding-left="0.077778in" fo:padding-right="0.077778in" fo:vertical-align="top" fo:background-color="#ffffff"/>
    </style:style>
    <style:style style:name="TableCell030203" style:family="table-cell">
      <style:table-cell-properties fo:border-top="0.006944in solid #000000" fo:border-left="0.006944in solid #000000" fo:border-right="0.000694in solid #000000" fo:border-bottom="0.006944in solid #000000" fo:padding-left="0.077778in" fo:padding-right="0.077778in" fo:vertical-align="top" fo:background-color="#ffffff"/>
    </style:style>
    <style:style style:name="TableCell030204" style:family="table-cell">
      <style:table-cell-properties fo:border-top="0.006944in solid #000000" fo:border-left="0.006944in solid #000000" fo:border-right="0.006944in solid #000000" fo:border-bottom="0.006944in solid #000000" fo:padding-left="0.077778in" fo:padding-right="0.077778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6944in solid #000000" fo:border-left="0.006944in solid #000000" fo:border-right="0.000694in solid #000000" fo:border-bottom="0.006944in solid #000000" fo:padding-left="0.077778in" fo:padding-right="0.077778in" fo:vertical-align="top" fo:background-color="#ffffff"/>
    </style:style>
    <style:style style:name="TableCell030301" style:family="table-cell">
      <style:table-cell-properties fo:border-top="0.006944in solid #000000" fo:border-left="0.006944in solid #000000" fo:border-right="0.000694in solid #000000" fo:border-bottom="0.006944in solid #000000" fo:padding-left="0.077778in" fo:padding-right="0.077778in" fo:vertical-align="top" fo:background-color="#ffffff"/>
    </style:style>
    <style:style style:name="TableCell030302" style:family="table-cell">
      <style:table-cell-properties fo:border-top="0.006944in solid #000000" fo:border-left="0.006944in solid #000000" fo:border-right="0.000694in solid #000000" fo:border-bottom="0.006944in solid #000000" fo:padding-left="0.077778in" fo:padding-right="0.077778in" fo:vertical-align="top" fo:background-color="#ffffff"/>
    </style:style>
    <style:style style:name="TableCell030303" style:family="table-cell">
      <style:table-cell-properties fo:border-top="0.006944in solid #000000" fo:border-left="0.006944in solid #000000" fo:border-right="0.000694in solid #000000" fo:border-bottom="0.006944in solid #000000" fo:padding-left="0.077778in" fo:padding-right="0.077778in" fo:vertical-align="top" fo:background-color="#ffffff"/>
    </style:style>
    <style:style style:name="TableCell030304" style:family="table-cell">
      <style:table-cell-properties fo:border-top="0.006944in solid #000000" fo:border-left="0.006944in solid #000000" fo:border-right="0.006944in solid #000000" fo:border-bottom="0.006944in solid #000000" fo:padding-left="0.077778in" fo:padding-right="0.077778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6944in solid #000000" fo:border-left="0.006944in solid #000000" fo:border-right="0.000694in solid #000000" fo:border-bottom="0.006944in solid #000000" fo:padding-left="0.077778in" fo:padding-right="0.077778in" fo:vertical-align="top" fo:background-color="#ffffff"/>
    </style:style>
    <style:style style:name="TableCell030401" style:family="table-cell">
      <style:table-cell-properties fo:border-top="0.006944in solid #000000" fo:border-left="0.006944in solid #000000" fo:border-right="0.000694in solid #000000" fo:border-bottom="0.006944in solid #000000" fo:padding-left="0.077778in" fo:padding-right="0.077778in" fo:vertical-align="top" fo:background-color="#ffffff"/>
    </style:style>
    <style:style style:name="TableCell030402" style:family="table-cell">
      <style:table-cell-properties fo:border-top="0.006944in solid #000000" fo:border-left="0.006944in solid #000000" fo:border-right="0.000694in solid #000000" fo:border-bottom="0.006944in solid #000000" fo:padding-left="0.077778in" fo:padding-right="0.077778in" fo:vertical-align="top" fo:background-color="#ffffff"/>
    </style:style>
    <style:style style:name="TableCell030403" style:family="table-cell">
      <style:table-cell-properties fo:border-top="0.006944in solid #000000" fo:border-left="0.006944in solid #000000" fo:border-right="0.000694in solid #000000" fo:border-bottom="0.006944in solid #000000" fo:padding-left="0.077778in" fo:padding-right="0.077778in" fo:vertical-align="top" fo:background-color="#ffffff"/>
    </style:style>
    <style:style style:name="TableCell030404" style:family="table-cell">
      <style:table-cell-properties fo:border-top="0.006944in solid #000000" fo:border-left="0.006944in solid #000000" fo:border-right="0.006944in solid #000000" fo:border-bottom="0.006944in solid #000000" fo:padding-left="0.077778in" fo:padding-right="0.077778in" fo:vertical-align="top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06944in solid #000000" fo:border-left="0.006944in solid #000000" fo:border-right="0.000694in solid #000000" fo:border-bottom="0.006944in solid #000000" fo:padding-left="0.077778in" fo:padding-right="0.077778in" fo:vertical-align="top" fo:background-color="#ffffff"/>
    </style:style>
    <style:style style:name="TableCell030501" style:family="table-cell">
      <style:table-cell-properties fo:border-top="0.006944in solid #000000" fo:border-left="0.006944in solid #000000" fo:border-right="0.000694in solid #000000" fo:border-bottom="0.006944in solid #000000" fo:padding-left="0.077778in" fo:padding-right="0.077778in" fo:vertical-align="top" fo:background-color="#ffffff"/>
    </style:style>
    <style:style style:name="TableCell030502" style:family="table-cell">
      <style:table-cell-properties fo:border-top="0.006944in solid #000000" fo:border-left="0.006944in solid #000000" fo:border-right="0.000694in solid #000000" fo:border-bottom="0.006944in solid #000000" fo:padding-left="0.077778in" fo:padding-right="0.077778in" fo:vertical-align="top" fo:background-color="#ffffff"/>
    </style:style>
    <style:style style:name="TableCell030503" style:family="table-cell">
      <style:table-cell-properties fo:border-top="0.006944in solid #000000" fo:border-left="0.006944in solid #000000" fo:border-right="0.000694in solid #000000" fo:border-bottom="0.006944in solid #000000" fo:padding-left="0.077778in" fo:padding-right="0.077778in" fo:vertical-align="top" fo:background-color="#ffffff"/>
    </style:style>
    <style:style style:name="TableCell030504" style:family="table-cell">
      <style:table-cell-properties fo:border-top="0.006944in solid #000000" fo:border-left="0.006944in solid #000000" fo:border-right="0.006944in solid #000000" fo:border-bottom="0.006944in solid #000000" fo:padding-left="0.077778in" fo:padding-right="0.077778in" fo:vertical-align="top" fo:background-color="#ffffff"/>
    </style:style>
    <style:style style:name="TableColumn0400" style:family="table-column">
      <style:table-column-properties style:column-width="6.640972in"/>
    </style:style>
    <style:style style:name="Table04" style:family="table">
      <style:table-properties style:width="6.640972in" fo:margin-left="0.000000in" style:writing-mode="lr" table:align="left" style:may-break-between-rows="true"/>
    </style:style>
    <style:style style:name="TableRow0400" style:family="table-row">
      <style:table-row-properties/>
    </style:style>
    <style:style style:name="TableCell04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1" style:family="table-row">
      <style:table-row-properties/>
    </style:style>
    <style:style style:name="TableCell04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2" style:family="table-row">
      <style:table-row-properties/>
    </style:style>
    <style:style style:name="TableCell04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3" style:family="table-row">
      <style:table-row-properties/>
    </style:style>
    <style:style style:name="TableCell04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4" style:family="table-row">
      <style:table-row-properties/>
    </style:style>
    <style:style style:name="TableCell04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5" style:family="table-row">
      <style:table-row-properties/>
    </style:style>
    <style:style style:name="TableCell040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406" style:family="table-row">
      <style:table-row-properties/>
    </style:style>
    <style:style style:name="TableCell040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500" style:family="table-column">
      <style:table-column-properties style:column-width="6.661806in"/>
    </style:style>
    <style:style style:name="Table05" style:family="table">
      <style:table-properties style:width="6.661806in" fo:margin-left="0.000000in" style:writing-mode="lr" table:align="left" style:may-break-between-rows="true"/>
    </style:style>
    <style:style style:name="TableRow0500" style:family="table-row">
      <style:table-row-properties/>
    </style:style>
    <style:style style:name="TableCell05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501" style:family="table-row">
      <style:table-row-properties/>
    </style:style>
    <style:style style:name="TableCell05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502" style:family="table-row">
      <style:table-row-properties/>
    </style:style>
    <style:style style:name="TableCell05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503" style:family="table-row">
      <style:table-row-properties/>
    </style:style>
    <style:style style:name="TableCell05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504" style:family="table-row">
      <style:table-row-properties/>
    </style:style>
    <style:style style:name="TableCell05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olumn0600" style:family="table-column">
      <style:table-column-properties style:column-width="6.661806in"/>
    </style:style>
    <style:style style:name="Table06" style:family="table">
      <style:table-properties style:width="6.661806in" fo:margin-left="0.000000in" style:writing-mode="lr" table:align="left" style:may-break-between-rows="true"/>
    </style:style>
    <style:style style:name="TableRow0600" style:family="table-row">
      <style:table-row-properties/>
    </style:style>
    <style:style style:name="TableCell06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601" style:family="table-row">
      <style:table-row-properties/>
    </style:style>
    <style:style style:name="TableCell06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602" style:family="table-row">
      <style:table-row-properties/>
    </style:style>
    <style:style style:name="TableCell06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603" style:family="table-row">
      <style:table-row-properties/>
    </style:style>
    <style:style style:name="TableCell06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604" style:family="table-row">
      <style:table-row-properties/>
    </style:style>
    <style:style style:name="TableCell06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</office:automatic-styles>
  <office:body>
    <office:text>
      <text:p text:style-name="P1"><draw:frame text:anchor-type="as-char" svg:width="58.74mm" svg:height="24.61mm" style:rel-width="scale" style:rel-height="scale"><draw:object-ole xlink:href="OleObj1"/><draw:image xlink:href="ObjectReplacements/OleObj1"/></draw:frame><text:span text:style-name="T1"/></text:p>
      <text:p text:style-name="P2"><text:span text:style-name="T2">PROPOSTA DE DESENVOLVIMENTO DE PROJETO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row table:style-name="TableRow0100">
          <table:table-cell table:style-name="TableCell010000" table:number-columns-spanned="2">
            <text:p text:style-name="P4"><text:span text:style-name="T4"><text:s/>Nome do estudante:<text:s/></text:span><text:span text:style-name="T5">Renata Domingos Manso de Oliveira Nascimento</text:span></text:p>
            <text:p text:style-name="P4"><text:span text:style-name="T6"><text:s text:c="36"/>Andre Gadelha da Silva Junior </text:span></text:p>
          </table:table-cell>
          <table:covered-table-cell/>
          <table:table-cell table:style-name="TableCell010002">
            <text:p text:style-name="P5"><text:span text:style-name="T6"/></text:p>
          </table:table-cell>
        </table:table-row>
        <table:table-row table:style-name="TableRow0101">
          <table:table-cell table:style-name="TableCell010100" table:number-columns-spanned="2">
            <text:p text:style-name="P8"><text:span text:style-name="T8"><text:s/>Disciplina:<text:s/></text:span><text:span text:style-name="T9">Lógica de Programação II</text:span><text:span text:style-name="T10"/></text:p>
          </table:table-cell>
          <table:covered-table-cell/>
          <table:table-cell table:style-name="TableCell010102">
            <text:p text:style-name="P9"><text:span text:style-name="T10"/></text:p>
          </table:table-cell>
        </table:table-row>
        <table:table-row table:style-name="TableRow0102">
          <table:table-cell table:style-name="TableCell010200">
            <text:p text:style-name="P12"><text:span text:style-name="T11">Curso:<text:s/></text:span><text:span text:style-name="T12">Sistemas para Internet</text:span><text:span text:style-name="T13"/></text:p>
          </table:table-cell>
          <table:table-cell table:style-name="TableCell010201" table:number-columns-spanned="2">
            <text:p text:style-name="P12"><text:span text:style-name="T14">Data de Envio:<text:s/></text:span><text:span text:style-name="T15">18/03/2021</text:span></text:p>
            <text:p text:style-name="P12"><text:span text:style-name="T16"/></text:p>
          </table:table-cell>
          <table:covered-table-cell/>
        </table:table-row>
      </table:table>
      <text:p text:style-name="P14"><text:span text:style-name="T16"/></text:p>
      <text:p text:style-name="P15"><text:span text:style-name="T17">Sistema de Gerenciamento Hospitalar de Crise nas<text:s/></text:span><text:span text:style-name="T18">UTIs</text:span><text:span text:style-name="T19"><text:s/>de COVID-19</text:span></text:p>
      <text:p text:style-name="P15"><text:span text:style-name="T19">SGH- COVID</text:span></text:p>
      <text:p text:style-name="P16"><text:span text:style-name="T20">1. DADOS TÉCNICOS DO PROJETO</text:span></text:p>
      <text:p text:style-name="P17"><text:span text:style-name="T20">1.1<text:s/></text:span><text:span text:style-name="T21">–</text:span><text:span text:style-name="T22"><text:s/>Oportunidades de negócios</text:span></text:p>
      <text:p text:style-name="P18"><text:span text:style-name="T23">O SES/DF ou Secretaria de Saúde do Distrito Federal é o órgão do Poder Executivo do Distrito Federal responsável pela organização e elaboração de planos e políticas públicas voltados para a promoção, prevenção e assistência à saúde. É função da Secretaria de Saúde dispor de condições para a proteção e recuperação da saúde da população, reduzindo as enfermidades, controlando as doenças endêmicas e parasitárias e melhorando a vigilância à saúde, dando, assim, mais qualidade de vida aos moradores do Distrito Federal.<text:s/></text:span><text:span text:style-name="T24"><text:s/></text:span><text:span text:style-name="T25"><text:s/></text:span></text:p>
      <text:p text:style-name="P18"><text:span text:style-name="T26">Diante da conjuntura atual, e visando a função e responsabilidade do SES, vivemos um dos piores períodos da<text:s/></text:span><text:span text:style-name="T27">história</text:span><text:span text:style-name="T28"><text:s/>da humanidade, em que um vírus com alto poder pandêmico assola o bem estar da sociedade brasileira e mundial. Dessa maneira, faz-se necessário medidas que possam auxiliar o SES e o Estado, para que possam obter medidas de prevenção e projeção da situação do sistema de saúde durante esse período de pandemia, como forma de promover uma eficiente rede de proteção a saúde dos moradores do Distrito Federal advindo da pandemia da COVID-19. Por isso, este projeto nomeado de “Sistema de Gerenciamento Hospitalar de Crise nas<text:s/></text:span><text:span text:style-name="T29">UTIs</text:span><text:span text:style-name="T30"><text:s/>de COVID-19” foi idealizado, inspirado em um sistema de serviços hospitalares de emergência e de projeção acerca de<text:s/></text:span><text:span text:style-name="T31">controle de doenças endêmicas e epidêmicas</text:span><text:span text:style-name="T32">.<text:s text:c="2"/></text:span></text:p>
      <text:p text:style-name="P18"><text:span text:style-name="T33"/></text:p>
      <text:p text:style-name="P19"><text:span text:style-name="T34">1.2<text:s/></text:span><text:span text:style-name="T35">–</text:span><text:span text:style-name="T36"><text:s/>Objetivos geral e específicos</text:span><text:span text:style-name="T37"><text:s/></text:span></text:p>
      <text:list text:style-name="L20">
        <text:list-item>
          <text:p text:style-name="P20"><text:span text:style-name="T38"><text:s/>Objetivo geral: </text:span></text:p>
        </text:list-item>
        <text:list-item>
          <text:p text:style-name="P21"><text:span text:style-name="T38">Criar um sistema que possa orientar e ajudar o sistema de saúde a não entrar em colapso no que tange respeito a pandemia da COVID-19. </text:span></text:p>
        </text:list-item>
        <text:list-item>
          <text:p text:style-name="P22"><text:span text:style-name="T38">Objetivos específicos:<text:s text:c="2"/></text:span></text:p>
        </text:list-item>
        <text:list-item>
          <text:p text:style-name="P23"><text:span text:style-name="T38">Realizar a pesquisa acerca da quantidade de hospitais e<text:s/></text:span><text:span text:style-name="T39">número</text:span><text:span text:style-name="T40"><text:s/>de UTIs;</text:span></text:p>
        </text:list-item>
        <text:list-item>
          <text:p text:style-name="P23"><text:span text:style-name="T40">Coleta de dados de cada um dos hospitais do Estado; </text:span></text:p>
        </text:list-item>
        <text:list-item>
          <text:p text:style-name="P23"><text:span text:style-name="T40">Coleta de dados de cada um dos pacientes,<text:s/></text:span><text:span text:style-name="T41">mas</text:span><text:span text:style-name="T42"><text:s/>amostragem final de cada hospital;</text:span></text:p>
        </text:list-item>
        <text:list-item>
          <text:p text:style-name="P23"><text:span text:style-name="T42">Fornecimento dos dados advindos da pesquisa com a situação do sistema de saúde de acordo com as UTIs.</text:span></text:p>
        </text:list-item>
      </text:list>
      <text:p text:style-name="P24"><text:span text:style-name="T43"/></text:p>
      <text:p text:style-name="P25"><text:span text:style-name="T44">1.3<text:s/></text:span><text:span text:style-name="T45">–</text:span><text:span text:style-name="T46"><text:s/>Análises de viabilidade da proposta</text:span><text:span text:style-name="T47"><text:s/></text:span></text:p>
      <text:p text:style-name="P26"><text:span text:style-name="T48">Dado que a organização compreende o segmento da saúde<text:s/></text:span><text:span text:style-name="T49">pública</text:span><text:span text:style-name="T50"><text:s/>oferecido pelo Governo Federal, tem-se a relevância de se apresentar o projeto que tem como objetivo propor melhorias para o mesmo. O encorajamento e a motivação para este projeto se voltam para a necessidade atual de se evitar colapsos e controle em virtude da pandemia da COVID, que devido ao despreparo do sistema de saúde<text:s/></text:span><text:span text:style-name="T51">ao enfrentamento</text:span><text:span text:style-name="T52"><text:s/>de uma pandemia tão alarmante. Portanto, o uso de Sistemas de apoio à decisão são de suma importância, já que visam problemas únicos e que se alteram com rapidez, para os quais não existe um procedimento de resolução totalmente predefinido, como o caso de uma pandemia, para assim analisar tendências, realizar previsões e detalhamento dos dados em nível cada vez maior,<text:s/></text:span><text:span text:style-name="T53">a fim</text:span><text:span text:style-name="T54"><text:s/>de combater a COVID.</text:span></text:p>
      <text:p text:style-name="P27"><text:span text:style-name="T55"/></text:p>
      <text:p text:style-name="P28"><text:span text:style-name="T56">1.4<text:s/></text:span><text:span text:style-name="T57">–</text:span><text:span text:style-name="T58"><text:s/></text:span><text:span text:style-name="T59">Caracterização</text:span><text:span text:style-name="T60"><text:s/>da Organização, Setor ou Área do Objeto de Estudo</text:span></text:p>
      <text:p text:style-name="P29"><text:span text:style-name="T61">A Secretaria</text:span><text:span text:style-name="T62"><text:s/>de Estado de Saúde do Distrito Federal (SES/DF) como já dito é<text:s/></text:span><text:span text:style-name="T63">responsável pela organização e elaboração de planos e políticas públicas voltados para a promoção, prevenção e assistência à saúde. Por conseguinte, a Secretaria de Estado de Saúde é composta pelo secretário de saúde, ademais, de acordo com o Decreto nº 36.918, de 26 de novembro de 2015, a estrutura da Secretaria de Saúde do Distrito Federal passa a ter a seguinte organização dividia em: Administração Central, Superintendências de Regiões de Saúde, Unidades de Referência Assistencial e Unidades de Referência Distrital. Além disso, são vinculados à Secretaria de Estado de Saúde do Distrito Federal os seguintes órgãos: a Fundação Hemocentro de Brasília (FHB), a Fundação de Ensino e Pesquisa em Ciências da Saúde (FEPECS) e o Conselho de Saúde do Distrito Federal. Dessa forma, essas unidades concentram processos de atendimento de enorme complexidade e têm como característica dar suporte para todas as redes de especialidades específicas, sendo subordinada a administração central, a qual garante a gestão estratégica de serviços que são referência para os cidadãos do Distrito Federal.</text:span></text:p>
      <text:p text:style-name="P29"><text:span text:style-name="T64"/></text:p>
      <text:p text:style-name="P30"><text:span text:style-name="T65">1.5<text:s/></text:span><text:span text:style-name="T66">–</text:span><text:span text:style-name="T67"><text:s/>Cronogramas do projeto</text:span></text:p>
      <text:p text:style-name="P31"><draw:frame text:anchor-type="as-char" svg:width="163.78mm" svg:height="207.70mm" style:rel-width="scale" style:rel-height="scale"><draw:object-ole xlink:href="OleObj2"/><draw:image xlink:href="ObjectReplacements/OleObj2"/></draw:frame><text:span text:style-name="T68"/></text:p>
      <text:p text:style-name="P32"><text:span text:style-name="T68"/></text:p>
      <text:p text:style-name="P33"><draw:frame text:anchor-type="as-char" svg:width="178.59mm" svg:height="97.90mm" style:rel-width="scale" style:rel-height="scale"><draw:object-ole xlink:href="OleObj3"/><draw:image xlink:href="ObjectReplacements/OleObj3"/></draw:frame><text:span text:style-name="T69">1.6<text:s/></text:span><text:span text:style-name="T70">–</text:span><text:span text:style-name="T71"><text:s/>Análise e gerenciamento de riscos </text:span></text:p>
      <table:table table:style-name="Table02">
        <table:table-column table:style-name="TableColumn0200"/>
        <table:table-column table:style-name="TableColumn0201"/>
        <table:table-column table:style-name="TableColumn0202"/>
        <table:table-row table:style-name="TableRow0200">
          <table:table-cell table:style-name="TableCell020000">
            <text:p text:style-name="P35"><text:span text:style-name="T73">Nº do Risco</text:span><text:span text:style-name="T74"/></text:p>
          </table:table-cell>
          <table:table-cell table:style-name="TableCell020001">
            <text:p text:style-name="P35"><text:span text:style-name="T75">Identificação do Risco</text:span><text:span text:style-name="T76"/></text:p>
          </table:table-cell>
          <table:table-cell table:style-name="TableCell020002">
            <text:p text:style-name="P36"><text:span text:style-name="T77">Administração e monitoramento dos riscos</text:span><text:span text:style-name="T78"/></text:p>
          </table:table-cell>
        </table:table-row>
        <table:table-row table:style-name="TableRow0201">
          <table:table-cell table:style-name="TableCell020100">
            <text:p text:style-name="P39"><text:span text:style-name="T78"/></text:p>
            <text:p text:style-name="P40"><text:span text:style-name="T79">1</text:span><text:span text:style-name="T80"/></text:p>
          </table:table-cell>
          <table:table-cell table:style-name="TableCell020101">
            <text:p text:style-name="P41"><text:span text:style-name="T80"/></text:p>
            <text:p text:style-name="P42"><text:span text:style-name="T81">O sistema pode ser de difícil uso para os novos usuários, por se tratar de uma dinâmica nova para.</text:span><text:span text:style-name="T82"/></text:p>
          </table:table-cell>
          <table:table-cell table:style-name="TableCell020102">
            <text:p text:style-name="P43"><text:span text:style-name="T82"/></text:p>
            <text:p text:style-name="P43"><text:span text:style-name="T83">Fazer um sistema com boa usabilidade, usando técnicas de UI e UX.</text:span><text:span text:style-name="T84"/></text:p>
          </table:table-cell>
        </table:table-row>
        <table:table-row table:style-name="TableRow0202">
          <table:table-cell table:style-name="TableCell020200">
            <text:p text:style-name="P45"><text:span text:style-name="T84"/></text:p>
            <text:p text:style-name="P46"><text:span text:style-name="T85">2</text:span><text:span text:style-name="T86"/></text:p>
          </table:table-cell>
          <table:table-cell table:style-name="TableCell020201">
            <text:p text:style-name="P47"><text:span text:style-name="T86"/></text:p>
            <text:p text:style-name="P47"><text:span text:style-name="T87">Os funcionários, os quais serão responsáveis por essa questão administrativa, podem não utilizar o sistema.</text:span><text:span text:style-name="T88"/></text:p>
          </table:table-cell>
          <table:table-cell table:style-name="TableCell020202">
            <text:p text:style-name="P48"><text:span text:style-name="T88"/></text:p>
            <text:p text:style-name="P48"><text:span text:style-name="T89">Fazer um bom treinamento dos usuários.</text:span><text:span text:style-name="T90"/></text:p>
          </table:table-cell>
        </table:table-row>
        <table:table-row table:style-name="TableRow0203">
          <table:table-cell table:style-name="TableCell020300">
            <text:p text:style-name="P50"><text:span text:style-name="T91">3</text:span><text:span text:style-name="T92"/></text:p>
          </table:table-cell>
          <table:table-cell table:style-name="TableCell020301">
            <text:p text:style-name="P51"><text:span text:style-name="T93">Falta de manutenção do sistema por parte do departamento de T.I do Órgão.</text:span><text:span text:style-name="T94"/></text:p>
          </table:table-cell>
          <table:table-cell table:style-name="TableCell020302">
            <text:p text:style-name="P52"><text:span text:style-name="T95">Integrar o departamento de T.I como parte importante nesse processo.</text:span><text:span text:style-name="T96"/></text:p>
          </table:table-cell>
        </table:table-row>
      </table:table>
      <text:p text:style-name="P54"><text:span text:style-name="T96"/></text:p>
      <text:p text:style-name="P55"><text:span text:style-name="T97">2. ANÁLISE DE NEGÓCIOS </text:span></text:p>
      <text:p text:style-name="P56"><text:span text:style-name="T98"/></text:p>
      <text:p text:style-name="P56"><text:span text:style-name="T99">2.1<text:s/></text:span><text:span text:style-name="T100">–</text:span><text:span text:style-name="T101"><text:s/>Instrumentos de pesquisa </text:span></text:p>
      <text:p text:style-name="P57"><text:span text:style-name="T102">Os instrumentos de pesquisa foram a observação, que é uma técnica de coleta de dados para conseguir informações e utiliza os sentidos na obtenção de determinados aspectos da realidade. Não consiste apenas em ver e ouvir, mas também em examinar fatos ou fenômenos que se desejam estudar. Além disso, foi utilizado o método de entrevista de partes interessadas no projeto, também chamadas de steakholders. Assim, foi possível identificar a demanda e propor uma solução.</text:span></text:p>
      <text:p text:style-name="P57"><text:span text:style-name="T102"><text:s/></text:span></text:p>
      <text:p text:style-name="P58"><text:span text:style-name="T103">2.2<text:s/></text:span><text:span text:style-name="T104">–</text:span><text:span text:style-name="T105"><text:s/>Participantes do estudo </text:span></text:p>
      <text:p text:style-name="P59"><text:span text:style-name="T106">Os stakeholders são as pessoas e as organizações que podem ser afetadas por um projeto ou empresa, de forma direta ou indireta, positiva ou negativamente. Assim, os stakeholders deste projeto compreendem os funcionários técnicos administrativos e os hospitais<text:s/></text:span><text:span text:style-name="T107">presentes em</text:span><text:span text:style-name="T108"><text:s/>todo o Estado do Distrito Federal. Os participantes ativos são os funcionários técnicos administrativos que trabalham na coleta de dados de pacientes infectados pela COVID-19, os quais são as pessoas que podem informar sobre a atual situação do Estado diante o<text:s/></text:span><text:span text:style-name="T109">enfrentamento</text:span><text:span text:style-name="T110"><text:s/>e números de pessoas infectadas, que podem auxiliar de modo a apresentar as demandas e incrementá-las.</text:span></text:p>
      <text:p text:style-name="P59"><text:span text:style-name="T110"><text:s/></text:span></text:p>
      <text:p text:style-name="P60"><text:span text:style-name="T111">2.3<text:s/></text:span><text:span text:style-name="T112">–</text:span><text:span text:style-name="T113"><text:s/>Procedimentos de coleta e de análise de dados </text:span></text:p>
      <text:p text:style-name="P61"><text:span text:style-name="T114">A coleta de dados relacionada a esta proposta foi a visita ao centro de coleta de dados da<text:s/></text:span><text:span text:style-name="T115">Secretaria de Saúde do Distrito Federal</text:span><text:span text:style-name="T116">, a partir disso foi possível observar como é feito o processo de coleta de informações de pacientes e números relacionada a outras doenças, por meio da observação não estruturada em que o observador é participante natural, ou seja, o observador pertence à mesma comunidade ou grupo que investiga. Assim, foi possível identificar a demanda e propor uma solução. </text:span></text:p>
      <text:p text:style-name="P61"><text:span text:style-name="T117"/></text:p>
      <text:p text:style-name="P62"><text:span text:style-name="T118">2.4<text:s/></text:span><text:span text:style-name="T119">–</text:span><text:span text:style-name="T120"><text:s/>Diagramas de caixa preta </text:span></text:p>
      <text:p text:style-name="P63"><text:span text:style-name="T121">Sistemas compostos por caixas pretas são facilmente construídos, testados, corrigidos, entendidos e modificados. A vantagem do uso da caixa-preta está no fato de que não precisamos conhecer como ela trabalha, mas apenas utilizá-la. O diagrama de caixa preta do projeto aqui apresentado é composto por: </text:span></text:p>
      <text:list text:style-name="L64">
        <text:list-item>
          <text:p text:style-name="P64"><text:span text:style-name="T121">Entradas: Dados de hospitais e pacientes acerca da COVID-19;</text:span></text:p>
        </text:list-item>
        <text:list-item>
          <text:p text:style-name="P64"><text:span text:style-name="T121">Saídas: Dados coletados por cada hospital,<text:s/></text:span><text:span text:style-name="T122">mais</text:span><text:span text:style-name="T123"><text:s/>o<text:s/></text:span><text:span text:style-name="T124">resultado</text:span><text:span text:style-name="T125"><text:s/>da soma dos mesmos para uma<text:s/></text:span><text:span text:style-name="T126">análise</text:span><text:span text:style-name="T127"><text:s/>de risco do estado atual do Estado;</text:span></text:p>
        </text:list-item>
        <text:list-item>
          <text:p text:style-name="P64"><text:span text:style-name="T127">Infraestrutura: Estrutura disponível da<text:s/></text:span><text:span text:style-name="T128">Secretaria de Saúde do Distrito Federal</text:span><text:span text:style-name="T129">; </text:span></text:p>
        </text:list-item>
        <text:list-item>
          <text:p text:style-name="P64"><text:span text:style-name="T129">Contexto: Departamento de<text:s/></text:span><text:span text:style-name="T130">enfrentamento</text:span><text:span text:style-name="T131"><text:s/>e crise do coronavírus no DF.</text:span></text:p>
        </text:list-item>
      </text:list>
      <text:p text:style-name="P65"><text:span text:style-name="T132"/></text:p>
      <text:p text:style-name="P66"><text:span text:style-name="T133">2.5<text:s/></text:span><text:span text:style-name="T134">–</text:span><text:span text:style-name="T135"><text:s/>Regras de negócio<text:s text:c="2"/></text:span></text:p>
      <text:p text:style-name="P67"><text:span text:style-name="T136">RN01<text:s/></text:span><text:span text:style-name="T137">–</text:span><text:span text:style-name="T138"><text:s/>Os funcion</text:span><text:span text:style-name="T139">ários técnicos administrativos irão coletar os dados fornecidos por cada hospital para a entrada de dados do sistema;</text:span></text:p>
      <text:p text:style-name="P67"><text:span text:style-name="T139">RN02<text:s/></text:span><text:span text:style-name="T140">–</text:span><text:span text:style-name="T141"><text:s/></text:span><text:span text:style-name="T142">Deverá</text:span><text:span text:style-name="T143"><text:s/>ser fornecida a quantidade de hospitais e as localidades em que foram realizadas as pesquisa;</text:span></text:p>
      <text:p text:style-name="P67"><text:span text:style-name="T144">RN03<text:s/></text:span><text:span text:style-name="T145">–</text:span><text:span text:style-name="T146"><text:s/>O total do<text:s/></text:span><text:span text:style-name="T147">número</text:span><text:span text:style-name="T148"><text:s/>de UTIs deve ser fornecido para o<text:s/></text:span><text:span text:style-name="T149">cálculo</text:span><text:span text:style-name="T150"><text:s/>final;</text:span></text:p>
      <text:p text:style-name="P67"><text:span text:style-name="T151">RN04<text:s/></text:span><text:span text:style-name="T152">–</text:span><text:span text:style-name="T153"><text:s/>A cada hospital ou localidade de pesquisa o t</text:span><text:span text:style-name="T154">écnico deve registrar/escrever o seu devido nome, para divulgação dos dados;</text:span></text:p>
      <text:p text:style-name="P67"><text:span text:style-name="T154">RN05<text:s/></text:span><text:span text:style-name="T155">–</text:span><text:span text:style-name="T156"><text:s/>A quantidade de pacientes por hospital deve ser fornecida;</text:span></text:p>
      <text:p text:style-name="P67"><text:span text:style-name="T157">RN06<text:s/></text:span><text:span text:style-name="T158">–</text:span><text:span text:style-name="T159"><text:s/>A classifica</text:span><text:span text:style-name="T160">ção de risco do paciente, Vermelho, Laranja ou Amarelo,<text:s/></text:span><text:span text:style-name="T161">deverá</text:span><text:span text:style-name="T162"><text:s/>ser<text:s text:c="2"/>fornecida; </text:span></text:p>
      <text:p text:style-name="P67"><text:span text:style-name="T162">RN07<text:s/></text:span><text:span text:style-name="T163">–</text:span><text:span text:style-name="T164"><text:s/>A idade do paciente deve ser fornecida para<text:s/></text:span><text:span text:style-name="T165">análise;</text:span></text:p>
      <text:p text:style-name="P67"><text:span text:style-name="T166">RN08<text:s/></text:span><text:span text:style-name="T167">–</text:span><text:span text:style-name="T168"><text:s/>A saída de dados do respectivo hospital e localidade:</text:span></text:p>
      <text:list text:style-name="L68">
        <text:list-item>
          <text:p text:style-name="P68"><text:span text:style-name="T169">Localidade ou nome do Hospital; </text:span></text:p>
        </text:list-item>
        <text:list-item>
          <text:p text:style-name="P68"><text:span text:style-name="T169">Quantidade de crianças;</text:span></text:p>
        </text:list-item>
        <text:list-item>
          <text:p text:style-name="P68"><text:span text:style-name="T169">Quantidade de adolescentes; </text:span></text:p>
        </text:list-item>
        <text:list-item>
          <text:p text:style-name="P68"><text:span text:style-name="T169">Quantidade de adultos;</text:span></text:p>
        </text:list-item>
        <text:list-item>
          <text:p text:style-name="P68"><text:span text:style-name="T169">Quantidade de idosos;</text:span></text:p>
        </text:list-item>
        <text:list-item>
          <text:p text:style-name="P68"><text:span text:style-name="T169">Quantidade com classificação vermelha;</text:span></text:p>
        </text:list-item>
        <text:list-item>
          <text:p text:style-name="P68"><text:span text:style-name="T169">Quantidade com classificação laranja;</text:span></text:p>
        </text:list-item>
        <text:list-item>
          <text:p text:style-name="P68"><text:span text:style-name="T169">Quantidade com classificação amarela. </text:span></text:p>
        </text:list-item>
      </text:list>
      <text:p text:style-name="P69"><text:span text:style-name="T169">RN09<text:s/></text:span><text:span text:style-name="T170">–</text:span><text:span text:style-name="T171"><text:s/>Os funcion</text:span><text:span text:style-name="T172">ários técnicos administrativos<text:s/></text:span><text:span text:style-name="T173">deverão</text:span><text:span text:style-name="T174"><text:s/>recomeçar todo processo de RN04 a RN07, de acordo com o dado numérico fornecido em RN02.</text:span></text:p>
      <text:p text:style-name="P69"><text:span text:style-name="T174">RN10<text:s/></text:span><text:span text:style-name="T175">–</text:span><text:span text:style-name="T176"><text:s/>Os funcion</text:span><text:span text:style-name="T177">ários técnicos administrativos finalizarão toda a coleta de dados de acordo com o dado numérico fornecido em RN02, e assim será mostrado a mensagem final do sistema:</text:span></text:p>
      <text:list text:style-name="L70">
        <text:list-item>
          <text:p text:style-name="P70"><text:span text:style-name="T177">A quantidade total de pacientes de todos os Hospitais presentes na pesquisa com COVID-19 do DF;</text:span></text:p>
        </text:list-item>
        <text:list-item>
          <text:p text:style-name="P70"><text:span text:style-name="T177">A quantidade total de pacientes crianças e idosos que tiveram classificação de risco vermelho de todos os Hospitais presentes na pesquisa sobre COVID-19;</text:span></text:p>
        </text:list-item>
        <text:list-item>
          <text:p text:style-name="P70"><text:span text:style-name="T177">A quantidade total de pacientes que tiveram classificação de quadro de risco vermelho de todos os Hospitais presentes na pesquisa da COVID-19;</text:span></text:p>
        </text:list-item>
        <text:list-item>
          <text:p text:style-name="P70"><text:span text:style-name="T177">A quantidade total de<text:s/></text:span><text:span text:style-name="T178">UTIs</text:span><text:span text:style-name="T179"><text:s/>de<text:s/></text:span><text:span text:style-name="T180">todas</text:span><text:span text:style-name="T181"><text:s/>as redes de Hospitais que estão<text:s/></text:span><text:span text:style-name="T182">disponíveis</text:span><text:span text:style-name="T183"><text:s/>para pacientes com maior complicações pela COVID-19, presentes na pesquisa ou mostra mensagem para o Estado mostra medidas restritivas devido a falta de UTIs.</text:span></text:p>
        </text:list-item>
      </text:list>
      <text:p text:style-name="P71"><text:span text:style-name="T184"/></text:p>
      <text:p text:style-name="P72"><draw:frame text:anchor-type="as-char" svg:width="185.21mm" svg:height="96.57mm" style:rel-width="scale" style:rel-height="scale"><draw:object-ole xlink:href="OleObj4"/><draw:image xlink:href="ObjectReplacements/OleObj4"/></draw:frame><text:span text:style-name="T185">2.6<text:s/></text:span><text:span text:style-name="T186">–</text:span><text:span text:style-name="T187"><text:s/>Diagramas de processos</text:span><text:span text:style-name="T188"><text:s/></text:span></text:p>
      <text:p text:style-name="P73"><text:span text:style-name="T189">Para esta etapa foi utilizada a ferramenta HEFLO, sugerida<text:s/></text:span><text:span text:style-name="T190">é apresentada</text:span><text:span text:style-name="T191"><text:s/>na Disciplina de Engenharia de Software, seguindo o padrão da notação BPM. </text:span></text:p>
      <text:p text:style-name="P73"><text:span text:style-name="T192"/></text:p>
      <text:p text:style-name="P73"><text:span text:style-name="T193">3. ANÁLISE DE REQUISITOS </text:span></text:p>
      <text:p text:style-name="P73"><text:span text:style-name="T193"><text:tab/></text:span></text:p>
      <text:p text:style-name="P74"><text:span text:style-name="T193">3.1<text:s/></text:span><text:span text:style-name="T194">–</text:span><text:span text:style-name="T195"><text:s/>Requisitos de usuário</text:span></text:p>
      <text:p text:style-name="P75"><text:span text:style-name="T196">RU01- O sistema deverá<text:s/></text:span><text:span text:style-name="T197">ter</text:span><text:span text:style-name="T198"><text:s/>uma única área simples e de fácil entendimento para coleta e saída de dados.</text:span></text:p>
      <text:p text:style-name="P75"><text:span text:style-name="T198">RU02<text:s/></text:span><text:span text:style-name="T199">–</text:span><text:span text:style-name="T200"><text:s/>O sistema permitirá<text:s/></text:span><text:span text:style-name="T201">a entrada</text:span><text:span text:style-name="T202"><text:s/>de dados de forma clara e concisa. </text:span></text:p>
      <text:p text:style-name="P75"><text:span text:style-name="T203">RU03<text:s/></text:span><text:span text:style-name="T204">–</text:span><text:span text:style-name="T205"><text:s/>O sistema deve permitir que o administrador acesse o sistema quando precisar. </text:span></text:p>
      <text:p text:style-name="P75"><text:span text:style-name="T206">RU04<text:s/></text:span><text:span text:style-name="T207">–</text:span><text:span text:style-name="T208"><text:s/>O sistema deve permitir que seja possibilitado a entrada do nome de localidade e hospital, sem<text:s/></text:span><text:span text:style-name="T209">entrar</text:span><text:span text:style-name="T210"><text:s/>com um<text:s/></text:span><text:span text:style-name="T211">número</text:span><text:span text:style-name="T212"><text:s/>ou vazio. </text:span></text:p>
      <text:p text:style-name="P75"><text:span text:style-name="T213">RU05<text:s/></text:span><text:span text:style-name="T214">–</text:span><text:span text:style-name="T215"><text:s/>O sistema deve permitir que seja coletado o<text:s/></text:span><text:span text:style-name="T216">número</text:span><text:span text:style-name="T217"><text:s/>de UTIs em todo o sistema de saúde.</text:span></text:p>
      <text:p text:style-name="P75"><text:span text:style-name="T218">RU06<text:s/></text:span><text:span text:style-name="T219">–</text:span><text:span text:style-name="T220"><text:s/>O sistema deve permitir que seja coletado a quantidade de hospitais presente no sistema de saúde. </text:span></text:p>
      <text:p text:style-name="P75"><text:span text:style-name="T221">RU07<text:s/></text:span><text:span text:style-name="T222">–</text:span><text:span text:style-name="T223"><text:s/>O sistema deve<text:s/></text:span><text:span text:style-name="T224">permitir a</text:span><text:span text:style-name="T225"><text:s/>entrada de quantidade de pacientes em cada hospital. </text:span></text:p>
      <text:p text:style-name="P75"><text:span text:style-name="T226">RU08<text:s/></text:span><text:span text:style-name="T227">–</text:span><text:span text:style-name="T228"><text:s/>O sistema deve permitir a classificação dos pacientes de acordo com o risco. </text:span></text:p>
      <text:p text:style-name="P75"><text:span text:style-name="T229">RU09<text:s/></text:span><text:span text:style-name="T230">–</text:span><text:span text:style-name="T231"><text:s/>O sistema deve<text:s/></text:span><text:span text:style-name="T232">permitir a</text:span><text:span text:style-name="T233"><text:s/>classificação dos pacientes de acordo com as respectivas idades. </text:span></text:p>
      <text:p text:style-name="P75"><text:span text:style-name="T234">RU10<text:s/></text:span><text:span text:style-name="T235">–</text:span><text:span text:style-name="T236"><text:s/>O sistema não deve permitir que nenhum dado não seja escrito nas entradas.</text:span></text:p>
      <text:p text:style-name="P75"><text:span text:style-name="T237">RU11<text:s/></text:span><text:span text:style-name="T238">–</text:span><text:span text:style-name="T239"><text:s/>O sistema deve conter uma mensagem de<text:s/></text:span><text:span text:style-name="T240">início</text:span><text:span text:style-name="T241"><text:s/>de programa.</text:span></text:p>
      <text:p text:style-name="P75"><text:span text:style-name="T242">RU12<text:s/></text:span><text:span text:style-name="T243">–</text:span><text:span text:style-name="T244"><text:s/>O sistema deve ter uma saída de dados para cada coleta de hospital.</text:span></text:p>
      <text:p text:style-name="P75"><text:span text:style-name="T245">RU13- O sistema deve ter uma saída final com resultados sobre a<text:s/></text:span><text:span text:style-name="T246">situação</text:span></text:p>
      <text:p text:style-name="P75"><text:span text:style-name="T247"/></text:p>
      <text:p text:style-name="P76"><text:span text:style-name="T248">3.2.1<text:s/></text:span><text:span text:style-name="T249">–</text:span><text:span text:style-name="T250"><text:s/>Requisitos funcionais:</text:span></text:p>
      <text:p text:style-name="P77"><text:span text:style-name="T251">RF01<text:s/></text:span><text:span text:style-name="T252">–</text:span><text:span text:style-name="T253"><text:s/>Efetuar entrada de dados; </text:span></text:p>
      <text:p text:style-name="P77"><text:span text:style-name="T254">RF02<text:s/></text:span><text:span text:style-name="T255">–</text:span><text:span text:style-name="T256"><text:s/>Efetuar saída de dados;</text:span></text:p>
      <text:p text:style-name="P77"><text:span text:style-name="T257">RF03<text:s/></text:span><text:span text:style-name="T258">–</text:span><text:span text:style-name="T259"><text:s/>Manter administradores;</text:span></text:p>
      <text:p text:style-name="P77"><text:span text:style-name="T260">RF04<text:s/></text:span><text:span text:style-name="T261">–</text:span><text:span text:style-name="T262"><text:s/>Fornecer informações sobre a situação da pandemia;</text:span></text:p>
      <text:p text:style-name="P77"><text:span text:style-name="T263">RF05<text:s/></text:span><text:span text:style-name="T264">–</text:span><text:span text:style-name="T265"><text:s/>Permitir que o administrador faça envios e modificações desejadas.<text:s text:c="2"/></text:span></text:p>
      <text:p text:style-name="P77"><text:span text:style-name="T266"/></text:p>
      <text:p text:style-name="P78"><text:span text:style-name="T267">3.2.2<text:s/></text:span><text:span text:style-name="T268">–</text:span><text:span text:style-name="T269"><text:s/>Requisitos não funcionais:</text:span></text:p>
      <text:p text:style-name="P79"><text:span text:style-name="T270">RNF01 - O sistema deve possuir uma interface simples, de fácil entendimento; </text:span></text:p>
      <text:p text:style-name="P79"><text:span text:style-name="T270">RNF02 - Os sistemas devem estar<text:s/></text:span><text:span text:style-name="T271">disponíveis</text:span><text:span text:style-name="T272"><text:s/>em 100% do tempo, a fim de registrar os atendimentos em sua totalidade; </text:span></text:p>
      <text:p text:style-name="P79"><text:span text:style-name="T272">RNF03 - Apenas usuários administradores devem ter acesso; </text:span></text:p>
      <text:p text:style-name="P79"><text:span text:style-name="T272">RNF04 - Apenas<text:s text:c="2"/>usuários com privilégios de gerenciamento, os gestores e os responsáveis de TI da SES, devem ter acesso aos relatórios de uso do sistema;</text:span></text:p>
      <text:p text:style-name="P79"><text:span text:style-name="T272">RNF05 - O Sistema deve suportar pelo menos 3 administradores simultaneamente.</text:span></text:p>
      <text:p text:style-name="P79"><text:span text:style-name="T273"/></text:p>
      <text:p text:style-name="P80"><text:span text:style-name="T274">3.3<text:s/></text:span><text:span text:style-name="T275">–</text:span><text:span text:style-name="T276"><text:s/>Matrizes de rastreabilidade</text:span></text:p>
      <text:p text:style-name="P80"><text:span text:style-name="T277"/></text:p>
      <table:table table:style-name="Table03">
        <table:table-column table:style-name="TableColumn0300"/>
        <table:table-column table:style-name="TableColumn0301"/>
        <table:table-column table:style-name="TableColumn0302"/>
        <table:table-column table:style-name="TableColumn0303"/>
        <table:table-column table:style-name="TableColumn0304"/>
        <table:table-row table:style-name="TableRow0300">
          <table:table-cell table:style-name="TableCell030000">
            <text:p text:style-name="P82"><text:span text:style-name="T278">Relatado por/ Necessidade Gerada por meio de<text:s/></text:span><text:span text:style-name="T279"/></text:p>
          </table:table-cell>
          <table:table-cell table:style-name="TableCell030001">
            <text:p text:style-name="P82"><text:span text:style-name="T280">Regra de Negócio<text:s/></text:span><text:span text:style-name="T281"/></text:p>
          </table:table-cell>
          <table:table-cell table:style-name="TableCell030002">
            <text:p text:style-name="P82"><text:span text:style-name="T282">Requisito de Usuário<text:s/></text:span><text:span text:style-name="T283"/></text:p>
          </table:table-cell>
          <table:table-cell table:style-name="TableCell030003">
            <text:p text:style-name="P82"><text:span text:style-name="T284">Requisito Funcional / Não Funcional<text:s/></text:span><text:span text:style-name="T285"/></text:p>
          </table:table-cell>
          <table:table-cell table:style-name="TableCell030004">
            <text:p text:style-name="P82"><text:span text:style-name="T286">Prioridade (1 = baixo a 5 = alto)<text:s/></text:span><text:span text:style-name="T287"/></text:p>
          </table:table-cell>
        </table:table-row>
        <table:table-row table:style-name="TableRow0301">
          <table:table-cell table:style-name="TableCell030100">
            <text:p text:style-name="P85"><text:span text:style-name="T288">Analista de sistemas</text:span><text:span text:style-name="T289"/></text:p>
          </table:table-cell>
          <table:table-cell table:style-name="TableCell030101">
            <text:p text:style-name="P85"><text:span text:style-name="T290">RN01, RN02, RN03, RN04, RN05, RN06, RN07, RN08, RN09, RN10</text:span><text:span text:style-name="T291"/></text:p>
          </table:table-cell>
          <table:table-cell table:style-name="TableCell030102">
            <text:p text:style-name="P85"><text:span text:style-name="T292">RU01, RU02, RU04, RU06, RU07, RU09, RU10, RU11, RU12, RU13,<text:s/></text:span><text:span text:style-name="T293"/></text:p>
          </table:table-cell>
          <table:table-cell table:style-name="TableCell030103">
            <text:p text:style-name="P85"><text:span text:style-name="T294">RF01, RF02, RF03, RF04, RNF02, RNF04, RNF03</text:span><text:span text:style-name="T295"/></text:p>
          </table:table-cell>
          <table:table-cell table:style-name="TableCell030104">
            <text:p text:style-name="P86"><text:span text:style-name="T296">5</text:span><text:span text:style-name="T297"/></text:p>
          </table:table-cell>
        </table:table-row>
        <table:table-row table:style-name="TableRow0302">
          <table:table-cell table:style-name="TableCell030200">
            <text:p text:style-name="P88"><text:span text:style-name="T298">Analista de sistemas</text:span><text:span text:style-name="T299"/></text:p>
          </table:table-cell>
          <table:table-cell table:style-name="TableCell030201">
            <text:p text:style-name="P89"><text:span text:style-name="T300">________</text:span><text:span text:style-name="T301"/></text:p>
          </table:table-cell>
          <table:table-cell table:style-name="TableCell030202">
            <text:p text:style-name="P89"><text:span text:style-name="T302">________</text:span><text:span text:style-name="T303"/></text:p>
          </table:table-cell>
          <table:table-cell table:style-name="TableCell030203">
            <text:p text:style-name="P90"><text:span text:style-name="T304">RNF01, RNF05</text:span><text:span text:style-name="T305"/></text:p>
          </table:table-cell>
          <table:table-cell table:style-name="TableCell030204">
            <text:p text:style-name="P91"><text:span text:style-name="T306">4</text:span><text:span text:style-name="T307"/></text:p>
          </table:table-cell>
        </table:table-row>
        <table:table-row table:style-name="TableRow0303">
          <table:table-cell table:style-name="TableCell030300">
            <text:p text:style-name="P93"><text:span text:style-name="T308">Analista de sistemas</text:span><text:span text:style-name="T309"/></text:p>
          </table:table-cell>
          <table:table-cell table:style-name="TableCell030301">
            <text:p text:style-name="P94"><text:span text:style-name="T310">________</text:span><text:span text:style-name="T311"/></text:p>
          </table:table-cell>
          <table:table-cell table:style-name="TableCell030302">
            <text:p text:style-name="P94"><text:span text:style-name="T312">RU03</text:span><text:span text:style-name="T313"/></text:p>
          </table:table-cell>
          <table:table-cell table:style-name="TableCell030303">
            <text:p text:style-name="P94"><text:span text:style-name="T314">________</text:span><text:span text:style-name="T315"/></text:p>
          </table:table-cell>
          <table:table-cell table:style-name="TableCell030304">
            <text:p text:style-name="P95"><text:span text:style-name="T316">3</text:span><text:span text:style-name="T317"/></text:p>
          </table:table-cell>
        </table:table-row>
        <table:table-row table:style-name="TableRow0304">
          <table:table-cell table:style-name="TableCell030400">
            <text:p text:style-name="P97"><text:span text:style-name="T318">Analista de sistemas</text:span><text:span text:style-name="T319"/></text:p>
          </table:table-cell>
          <table:table-cell table:style-name="TableCell030401">
            <text:p text:style-name="P98"><text:span text:style-name="T320">________</text:span><text:span text:style-name="T321"/></text:p>
          </table:table-cell>
          <table:table-cell table:style-name="TableCell030402">
            <text:p text:style-name="P98"><text:span text:style-name="T322">RU05</text:span><text:span text:style-name="T323"/></text:p>
          </table:table-cell>
          <table:table-cell table:style-name="TableCell030403">
            <text:p text:style-name="P98"><text:span text:style-name="T324">RF05</text:span><text:span text:style-name="T325"/></text:p>
          </table:table-cell>
          <table:table-cell table:style-name="TableCell030404">
            <text:p text:style-name="P99"><text:span text:style-name="T326">2</text:span><text:span text:style-name="T327"/></text:p>
          </table:table-cell>
        </table:table-row>
        <table:table-row table:style-name="TableRow0305">
          <table:table-cell table:style-name="TableCell030500">
            <text:p text:style-name="P101"><text:span text:style-name="T328">Analista de sistemas</text:span><text:span text:style-name="T329"/></text:p>
          </table:table-cell>
          <table:table-cell table:style-name="TableCell030501">
            <text:p text:style-name="P102"><text:span text:style-name="T330">________</text:span><text:span text:style-name="T331"/></text:p>
          </table:table-cell>
          <table:table-cell table:style-name="TableCell030502">
            <text:p text:style-name="P102"><text:span text:style-name="T332">________</text:span><text:span text:style-name="T333"/></text:p>
          </table:table-cell>
          <table:table-cell table:style-name="TableCell030503">
            <text:p text:style-name="P102"><text:span text:style-name="T334">______</text:span><text:span text:style-name="T335"/></text:p>
          </table:table-cell>
          <table:table-cell table:style-name="TableCell030504">
            <text:p text:style-name="P103"><text:span text:style-name="T336">1</text:span><text:span text:style-name="T337"/></text:p>
          </table:table-cell>
        </table:table-row>
      </table:table>
      <text:p text:style-name="P105"><text:span text:style-name="T337"/></text:p>
      <text:p text:style-name="P106"><text:span text:style-name="T337"/></text:p>
      <text:p text:style-name="P107"><text:span text:style-name="T338">3.4</text:span><text:span text:style-name="T339">–</text:span><text:span text:style-name="T340"><text:s/>Requisitos de tecnologia para desenvolvimento de software:</text:span></text:p>
      <text:p text:style-name="P107"><text:span text:style-name="T341"/></text:p>
      <text:p text:style-name="P107"><text:span text:style-name="T342">Ambiente de desenvolvimento:</text:span><text:span text:style-name="T343"><text:s/></text:span></text:p>
      <text:p text:style-name="P108"><text:span text:style-name="T344">●</text:span><text:span text:style-name="T345"><text:s/>Python; </text:span></text:p>
      <text:p text:style-name="P108"><text:span text:style-name="T346">●</text:span><text:span text:style-name="T347"><text:s/>Visual Studio. </text:span></text:p>
      <text:p text:style-name="P109"><text:span text:style-name="T348"/></text:p>
      <text:p text:style-name="P109"><text:span text:style-name="T349">Tecnologias de gerenciamento de dados: </text:span></text:p>
      <text:p text:style-name="P110"><text:span text:style-name="T350">●</text:span><text:span text:style-name="T351"><text:s/>Microsoft SQL Server </text:span></text:p>
      <text:p text:style-name="P111"><text:span text:style-name="T352"/></text:p>
      <text:p text:style-name="P111"><text:span text:style-name="T353">Tecnologias de estruturação e desenho de páginas web: </text:span></text:p>
      <text:p text:style-name="P112"><text:span text:style-name="T354">●</text:span><text:span text:style-name="T355"><text:s/>HTML </text:span></text:p>
      <text:p text:style-name="P112"><text:span text:style-name="T356">●</text:span><text:span text:style-name="T357"><text:s/>CSS </text:span></text:p>
      <text:p text:style-name="P113"><text:span text:style-name="T358"/></text:p>
      <text:p text:style-name="P113"><text:span text:style-name="T359">3.5- Especificações de casos de uso</text:span></text:p>
      <table:table table:style-name="Table04">
        <table:table-column table:style-name="TableColumn0400"/>
        <table:table-row table:style-name="TableRow0400">
          <table:table-cell table:style-name="TableCell040000">
            <text:p text:style-name="P115"><text:span text:style-name="T361">UC01</text:span><text:span text:style-name="T362">–</text:span><text:span text:style-name="T363">Entrada de dados</text:span><text:span text:style-name="T364"/></text:p>
          </table:table-cell>
        </table:table-row>
        <table:table-row table:style-name="TableRow0401">
          <table:table-cell table:style-name="TableCell040100">
            <text:p text:style-name="P118"><text:span text:style-name="T365">Resumo:</text:span><text:span text:style-name="T366">Este caso de uso objetiva a coleta de dados<text:s/></text:span><text:span text:style-name="T367"/></text:p>
          </table:table-cell>
        </table:table-row>
        <table:table-row table:style-name="TableRow0402">
          <table:table-cell table:style-name="TableCell040200">
            <text:p text:style-name="P120"><text:span text:style-name="T368">Atores:<text:s/></text:span><text:span text:style-name="T369">Agentes Administrativos<text:s/></text:span><text:span text:style-name="T370"/></text:p>
          </table:table-cell>
        </table:table-row>
        <table:table-row table:style-name="TableRow0403">
          <table:table-cell table:style-name="TableCell040300">
            <text:p text:style-name="P122"><text:span text:style-name="T371">Pós-condição:</text:span><text:span text:style-name="T372">autenticação funcional<text:s text:c="2"/></text:span><text:span text:style-name="T373"/></text:p>
          </table:table-cell>
        </table:table-row>
        <table:table-row table:style-name="TableRow0404">
          <table:table-cell table:style-name="TableCell040400">
            <text:p text:style-name="P124"><text:span text:style-name="T374">Fluxo Principal: </text:span></text:p>
            <text:p text:style-name="P124"><text:span text:style-name="T375">1. O agente deve fazer a entrada de dados<text:s/></text:span><text:span text:style-name="T376"/></text:p>
          </table:table-cell>
        </table:table-row>
        <table:table-row table:style-name="TableRow0405">
          <table:table-cell table:style-name="TableCell040500">
            <text:p text:style-name="P126"><text:span text:style-name="T377">Fluxo alternativo de erro de entrada:</text:span></text:p>
            <text:p text:style-name="P126"><text:span text:style-name="T378">1<text:s/></text:span><text:span text:style-name="T379">–</text:span><text:span text:style-name="T380">O sistema redireciona o agente para<text:s/></text:span><text:span text:style-name="T381">a mesma</text:span><text:span text:style-name="T382">pergunta. </text:span></text:p>
            <text:p text:style-name="P126"><text:span text:style-name="T383">2<text:s/></text:span><text:span text:style-name="T384">–</text:span><text:span text:style-name="T385">O<text:s/></text:span><text:span text:style-name="T386">agente</text:span><text:span text:style-name="T387">terá que<text:s/></text:span><text:span text:style-name="T388">fazer várias</text:span><text:span text:style-name="T389">tentativas até acertar a entrada de<text:s/></text:span><text:span text:style-name="T390">dados.</text:span></text:p>
            <text:p text:style-name="P126"><text:span text:style-name="T391">3<text:s/></text:span><text:span text:style-name="T392">–</text:span><text:span text:style-name="T393">O sistema redireciona<text:s/></text:span><text:span text:style-name="T394">para a próxima</text:span><text:span text:style-name="T395">entrada de coleta de dados.<text:s/></text:span><text:span text:style-name="T396"/></text:p>
          </table:table-cell>
        </table:table-row>
        <table:table-row table:style-name="TableRow0406">
          <table:table-cell table:style-name="TableCell040600">
            <text:p text:style-name="P128"><text:span text:style-name="T397">Fluxo restrições/validações </text:span></text:p>
            <text:p text:style-name="P128"><text:span text:style-name="T398">FR01<text:s/></text:span><text:span text:style-name="T399">–</text:span><text:span text:style-name="T400">O sistema verifica se a entrada de<text:s/></text:span><text:span text:style-name="T401">dados</text:span><text:span text:style-name="T402">estabelece os requisitos estabelecidos pelo sistema, se não, o sistema<text:s/></text:span><text:span text:style-name="T403">irá</text:span><text:span text:style-name="T404">repetir para o gestor a entrada de dados<text:s/></text:span><text:span text:style-name="T405">até</text:span><text:span text:style-name="T406">estar correto.<text:s/></text:span><text:span text:style-name="T407"/></text:p>
          </table:table-cell>
        </table:table-row>
      </table:table>
      <text:p text:style-name="P130"><text:span text:style-name="T407"/></text:p>
      <table:table table:style-name="Table05">
        <table:table-column table:style-name="TableColumn0500"/>
        <table:table-row table:style-name="TableRow0500">
          <table:table-cell table:style-name="TableCell050000">
            <text:p text:style-name="P132"><text:span text:style-name="T408">UC02</text:span><text:span text:style-name="T409">- saída de dados dos hospitais</text:span><text:span text:style-name="T410"/></text:p>
          </table:table-cell>
        </table:table-row>
        <table:table-row table:style-name="TableRow0501">
          <table:table-cell table:style-name="TableCell050100">
            <text:p text:style-name="P135"><text:span text:style-name="T411">Resumo:</text:span><text:span text:style-name="T412">este caso objetiva de mostrar os dados coletados de cada um dos hospitais</text:span><text:span text:style-name="T413"/></text:p>
          </table:table-cell>
        </table:table-row>
        <table:table-row table:style-name="TableRow0502">
          <table:table-cell table:style-name="TableCell050200">
            <text:p text:style-name="P137"><text:span text:style-name="T414">Atores:<text:s/></text:span><text:span text:style-name="T415">Agentes Administrativos</text:span><text:span text:style-name="T416"/></text:p>
          </table:table-cell>
        </table:table-row>
        <table:table-row table:style-name="TableRow0503">
          <table:table-cell table:style-name="TableCell050300">
            <text:p text:style-name="P139"><text:span text:style-name="T417">Pré-condição:<text:s/></text:span><text:span text:style-name="T418">autenticação funcional<text:s text:c="2"/></text:span><text:span text:style-name="T419"/></text:p>
          </table:table-cell>
        </table:table-row>
        <table:table-row table:style-name="TableRow0504">
          <table:table-cell table:style-name="TableCell050400">
            <text:p text:style-name="P141"><text:span text:style-name="T420">Fluxo principal:</text:span></text:p>
            <text:list text:style-name="L142">
              <text:list-item>
                <text:p text:style-name="P142"><text:span text:style-name="T421">Localidade ou nome do Hospital; </text:span></text:p>
              </text:list-item>
              <text:list-item>
                <text:p text:style-name="P142"><text:span text:style-name="T421">Quantidade de crianças</text:span></text:p>
              </text:list-item>
              <text:list-item>
                <text:p text:style-name="P142"><text:span text:style-name="T421">Quantidade de adolescentes; </text:span></text:p>
              </text:list-item>
              <text:list-item>
                <text:p text:style-name="P142"><text:span text:style-name="T421">Quantidade de adultos;</text:span></text:p>
              </text:list-item>
              <text:list-item>
                <text:p text:style-name="P142"><text:span text:style-name="T421">Quantidade de idosos;</text:span></text:p>
              </text:list-item>
              <text:list-item>
                <text:p text:style-name="P142"><text:span text:style-name="T421">Quantidade com classificação vermelha;</text:span></text:p>
              </text:list-item>
              <text:list-item>
                <text:p text:style-name="P142"><text:span text:style-name="T421">Quantidade com classificação laranja;</text:span></text:p>
              </text:list-item>
              <text:list-item>
                <text:p text:style-name="P142"><text:span text:style-name="T421">Quantidade com classificação amarela.<text:s/></text:span><text:span text:style-name="T422"/></text:p>
              </text:list-item>
            </text:list>
          </table:table-cell>
        </table:table-row>
      </table:table>
      <text:p text:style-name="P144"><text:span text:style-name="T422"/></text:p>
      <table:table table:style-name="Table06">
        <table:table-column table:style-name="TableColumn0600"/>
        <table:table-row table:style-name="TableRow0600">
          <table:table-cell table:style-name="TableCell060000">
            <text:p text:style-name="P146"><text:span text:style-name="T423">UC03</text:span><text:span text:style-name="T424">- saída de dado final</text:span><text:span text:style-name="T425"/></text:p>
          </table:table-cell>
        </table:table-row>
        <table:table-row table:style-name="TableRow0601">
          <table:table-cell table:style-name="TableCell060100">
            <text:p text:style-name="P149"><text:span text:style-name="T426">Resumo:<text:s/></text:span><text:span text:style-name="T427">este caso objetiva mostrar ao usuário o status de acompanhamento da sua matrícula</text:span><text:span text:style-name="T428"/></text:p>
          </table:table-cell>
        </table:table-row>
        <table:table-row table:style-name="TableRow0602">
          <table:table-cell table:style-name="TableCell060200">
            <text:p text:style-name="P151"><text:span text:style-name="T429">Ator:<text:s/></text:span><text:span text:style-name="T430">Agentes Administrativos</text:span><text:span text:style-name="T431"/></text:p>
          </table:table-cell>
        </table:table-row>
        <table:table-row table:style-name="TableRow0603">
          <table:table-cell table:style-name="TableCell060300">
            <text:p text:style-name="P153"><text:span text:style-name="T432">Pré-condições:</text:span><text:span text:style-name="T433">autenticação funcional<text:s text:c="2"/></text:span><text:span text:style-name="T434"/></text:p>
          </table:table-cell>
        </table:table-row>
        <table:table-row table:style-name="TableRow0604">
          <table:table-cell table:style-name="TableCell060400">
            <text:p text:style-name="P155"><text:span text:style-name="T435">Fluxo principal:</text:span></text:p>
            <text:list text:style-name="L156">
              <text:list-item>
                <text:p text:style-name="P156"><text:span text:style-name="T436">A quantidade total de pacientes de todos os Hospitais presentes na pesquisa com COVID-19 do DF;</text:span></text:p>
              </text:list-item>
              <text:list-item>
                <text:p text:style-name="P156"><text:span text:style-name="T436">A quantidade total de pacientes crianças e idosos que tiveram classificação de risco vermelho de todos os Hospitais presentes na pesquisa sobre COVID-19;</text:span></text:p>
              </text:list-item>
              <text:list-item>
                <text:p text:style-name="P156"><text:span text:style-name="T436">A quantidade total de pacientes que tiveram classificação de quadro de risco vermelho de todos os Hospitais presentes na pesquisa da COVID-19;</text:span></text:p>
              </text:list-item>
              <text:list-item>
                <text:p text:style-name="P156"><text:span text:style-name="T436">A quantidade total de<text:s/></text:span><text:span text:style-name="T437">UTIs</text:span><text:span text:style-name="T438">de todos as redes de Hospitais que estão<text:s/></text:span><text:span text:style-name="T439">disponíveis</text:span><text:span text:style-name="T440">para pacientes com maior complicações pela COVID-19, presentes na pesquisa ou mostra mensagem para o Estado mostra medidas restritivas devido a falta de UTIs.</text:span><text:span text:style-name="T441"/></text:p>
              </text:list-item>
            </text:list>
          </table:table-cell>
        </table:table-row>
      </table:table>
      <text:p text:style-name="P158"><text:span text:style-name="T441"/></text:p>
      <text:list text:style-name="L159">
        <text:list-item>
          <text:p text:style-name="P159"><text:span text:style-name="T442">CONSIDERAÇÕES FINAIS</text:span></text:p>
        </text:list-item>
      </text:list>
      <text:p text:style-name="P160"><text:span text:style-name="T443">Diante de tudo que foi exposto sobre o projeto, e<text:s/></text:span><text:span text:style-name="T444">de condições para a proteção e recuperação da saúde da população, reduzindo, combatendo e controlando a pandemia do coronavírus e melhorando a vigilância à saúde, dando, assim, mais qualidade de vida e segurança aos moradores do Distrito Federal, durante esse período de intensa fragilidade vivido pelo sistema de saúde. Portanto, o referido projeto tem como prioridade, um sistema que<text:s/></text:span><text:span text:style-name="T445">é de</text:span><text:span text:style-name="T446"><text:s/>suma importância já que visa problemas únicos e que se alteram com rapidez, para os quais não existe um procedimento de resolução totalmente predefinida, como o caso de uma pandemia, para assim analisar tendências, realizar previsões e detalhamento dos dados em nível cada vez maior, a fim de combater a COVID e auxiliar a gestão de crise.</text:span><text:span text:style-name="T447"><text:s text:c="3"/></text:span></text:p>
      <text:p text:style-name="P161"><text:span text:style-name="T44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